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/>
    <style:font-face style:name="Noto Sans CJK JP1" svg:font-family="'Noto Sans CJK JP'" style:font-family-generic="swiss" style:font-pitch="variable"/>
    <style:font-face style:name="Noto Sans CJK JP2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color="#eeeeee" loext:opacity="100%" fo:font-size="32pt" officeooo:paragraph-rsid="000d4366" style:font-name-asian="Noto Sans CJK JP1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color="#eeeeee" loext:opacity="100%" fo:font-size="32pt" officeooo:paragraph-rsid="000d4366" style:font-name-asian="Noto Sans CJK JP1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10e3a8" officeooo:paragraph-rsid="0010e3a8" style:font-name-asian="Noto Sans CJK JP1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12a648" officeooo:paragraph-rsid="0012a648" style:font-name-asian="Noto Sans CJK JP1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12d7e5" officeooo:paragraph-rsid="0012d7e5" style:font-name-asian="Noto Sans CJK JP1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17a316" officeooo:paragraph-rsid="0017a316" style:font-name-asian="Noto Sans CJK JP1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198c78" officeooo:paragraph-rsid="00198c78" style:font-name-asian="Noto Sans CJK JP1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1a1644" officeooo:paragraph-rsid="001a1644" style:font-name-asian="Noto Sans CJK JP1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1fdfff" officeooo:paragraph-rsid="001fdfff" style:font-name-asian="Noto Sans CJK JP1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28c72f" officeooo:paragraph-rsid="0028c72f" style:font-name-asian="Noto Sans CJK JP1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1fdfff" officeooo:paragraph-rsid="002508d5" style:font-name-asian="Noto Sans CJK JP1" style:font-size-asian="28pt" style:language-asian="ja" style:country-asian="JP" style:font-size-complex="32pt"/>
    </style:style>
    <style:style style:name="P12" style:family="paragraph" style:parent-style-name="Standard">
      <style:paragraph-properties fo:margin-left="0.8in" fo:margin-right="0.8in" fo:margin-top="0.0398in" fo:margin-bottom="0.0398in" style:contextual-spacing="false" fo:line-height="115%" fo:text-indent="0in" style:auto-text-indent="false"/>
      <style:text-properties fo:color="#eeeeee" loext:opacity="100%" fo:font-size="32pt" officeooo:rsid="002508d5" officeooo:paragraph-rsid="002508d5" style:font-name-asian="Noto Sans CJK JP1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2a67dc" officeooo:paragraph-rsid="002a67dc" style:font-name-asian="Noto Sans CJK JP1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31c66c" officeooo:paragraph-rsid="0031c66c" style:font-name-asian="Noto Sans CJK JP1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31c66c" officeooo:paragraph-rsid="00351700" style:font-name-asian="Noto Sans CJK JP1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37d38b" officeooo:paragraph-rsid="0037d38b" style:font-name-asian="Noto Sans CJK JP1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37d38b" officeooo:paragraph-rsid="003da806" style:font-name-asian="Noto Sans CJK JP1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44613e" officeooo:paragraph-rsid="0044613e" style:font-name-asian="Noto Sans CJK JP1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44613e" officeooo:paragraph-rsid="00490a4f" style:font-name-asian="Noto Sans CJK JP1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4c46c4" officeooo:paragraph-rsid="004c46c4" style:font-name-asian="Noto Sans CJK JP1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5092fd" officeooo:paragraph-rsid="005092fd" style:font-name-asian="Noto Sans CJK JP1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52e529" officeooo:paragraph-rsid="0052e529" style:font-name-asian="Noto Sans CJK JP1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52e529" officeooo:paragraph-rsid="0053a5e8" style:font-name-asian="Noto Sans CJK JP1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53bf32" officeooo:paragraph-rsid="0053bf32" style:font-name-asian="Noto Sans CJK JP1" style:font-size-asian="28pt" style:language-asian="ja" style:country-asian="JP" style:font-size-complex="32pt"/>
    </style:style>
    <style:style style:name="P25" style:family="paragraph" style:parent-style-name="Standard" style:master-page-name="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style:page-number="auto" fo:background-color="transparent"/>
      <style:text-properties fo:color="#eeeeee" loext:opacity="100%" fo:font-size="32pt" officeooo:rsid="0053bf32" officeooo:paragraph-rsid="0066126a" style:font-name-asian="Noto Sans CJK JP1" style:font-size-asian="28pt" style:language-asian="ja" style:country-asian="JP" style:font-size-complex="32pt"/>
    </style:style>
    <style:style style:name="P2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53bf32" officeooo:paragraph-rsid="0066126a" style:font-name-asian="Noto Sans CJK JP1" style:font-size-asian="28pt" style:language-asian="ja" style:country-asian="JP" style:font-size-complex="32pt"/>
    </style:style>
    <style:style style:name="P2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1a1644" officeooo:paragraph-rsid="0069906f" style:font-name-asian="Noto Sans CJK JP1" style:font-size-asian="28pt" style:language-asian="ja" style:country-asian="JP" style:font-size-complex="32pt"/>
    </style:style>
    <style:style style:name="P2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69906f" officeooo:paragraph-rsid="0069906f" style:font-name-asian="Noto Sans CJK JP1" style:font-size-asian="28pt" style:language-asian="ja" style:country-asian="JP" style:font-size-complex="32pt"/>
    </style:style>
    <style:style style:name="P2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6b4735" officeooo:paragraph-rsid="006b4735" style:font-name-asian="Noto Sans CJK JP1" style:font-size-asian="28pt" style:language-asian="ja" style:country-asian="JP" style:font-size-complex="32pt"/>
    </style:style>
    <style:style style:name="P3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6cdedb" officeooo:paragraph-rsid="006cdedb" style:font-name-asian="Noto Sans CJK JP1" style:font-size-asian="28pt" style:language-asian="ja" style:country-asian="JP" style:font-size-complex="32pt"/>
    </style:style>
    <style:style style:name="P3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6eb4ae" officeooo:paragraph-rsid="006eb4ae" style:font-name-asian="Noto Sans CJK JP1" style:font-size-asian="28pt" style:language-asian="ja" style:country-asian="JP" style:font-size-complex="32pt"/>
    </style:style>
    <style:style style:name="P3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705c38" officeooo:paragraph-rsid="00705c38" style:font-name-asian="Noto Sans CJK JP1" style:font-size-asian="28pt" style:language-asian="ja" style:country-asian="JP" style:font-size-complex="32pt"/>
    </style:style>
    <style:style style:name="P3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798d92" officeooo:paragraph-rsid="00798d92" style:font-name-asian="Noto Sans CJK JP1" style:font-size-asian="28pt" style:language-asian="ja" style:country-asian="JP" style:font-size-complex="32pt"/>
    </style:style>
    <style:style style:name="P3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79e798" officeooo:paragraph-rsid="0079e798" style:font-name-asian="Noto Sans CJK JP1" style:font-size-asian="28pt" style:language-asian="ja" style:country-asian="JP" style:font-size-complex="32pt"/>
    </style:style>
    <style:style style:name="P3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7c27f9" officeooo:paragraph-rsid="007c27f9" style:font-name-asian="Noto Sans CJK JP1" style:font-size-asian="28pt" style:language-asian="ja" style:country-asian="JP" style:font-size-complex="32pt"/>
    </style:style>
    <style:style style:name="P3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7d8b86" officeooo:paragraph-rsid="007d8b86" style:font-name-asian="Noto Sans CJK JP1" style:font-size-asian="28pt" style:language-asian="ja" style:country-asian="JP" style:font-size-complex="32pt"/>
    </style:style>
    <style:style style:name="P3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7fce96" officeooo:paragraph-rsid="007fce96" style:font-name-asian="Noto Sans CJK JP1" style:font-size-asian="28pt" style:language-asian="ja" style:country-asian="JP" style:font-size-complex="32pt"/>
    </style:style>
    <style:style style:name="P3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7d8b86" officeooo:paragraph-rsid="0085e912" style:font-name-asian="Noto Sans CJK JP1" style:font-size-asian="28pt" style:language-asian="ja" style:country-asian="JP" style:font-size-complex="32pt"/>
    </style:style>
    <style:style style:name="P3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8d569b" officeooo:paragraph-rsid="008d569b" style:font-name-asian="Noto Sans CJK JP1" style:font-size-asian="28pt" style:language-asian="ja" style:country-asian="JP" style:font-size-complex="32pt"/>
    </style:style>
    <style:style style:name="P4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90ea55" officeooo:paragraph-rsid="0090ea55" style:font-name-asian="Noto Sans CJK JP1" style:font-size-asian="28pt" style:language-asian="ja" style:country-asian="JP" style:font-size-complex="32pt"/>
    </style:style>
    <style:style style:name="P4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7d8b86" officeooo:paragraph-rsid="00a0df9b" style:font-name-asian="Noto Sans CJK JP1" style:font-size-asian="28pt" style:language-asian="ja" style:country-asian="JP" style:font-size-complex="32pt"/>
    </style:style>
    <style:style style:name="P4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a339d3" officeooo:paragraph-rsid="00a339d3" style:font-name-asian="Noto Sans CJK JP1" style:font-size-asian="28pt" style:language-asian="ja" style:country-asian="JP" style:font-size-complex="32pt"/>
    </style:style>
    <style:style style:name="P4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b44759" officeooo:paragraph-rsid="00b44759" style:font-name-asian="Noto Sans CJK JP1" style:font-size-asian="28pt" style:language-asian="ja" style:country-asian="JP" style:font-size-complex="32pt"/>
    </style:style>
    <style:style style:name="P4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b9c0b2" officeooo:paragraph-rsid="00b9c0b2" style:font-name-asian="Noto Sans CJK JP1" style:font-size-asian="28pt" style:language-asian="ja" style:country-asian="JP" style:font-size-complex="32pt"/>
    </style:style>
    <style:style style:name="P4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bdc5c6" officeooo:paragraph-rsid="00bdc5c6" style:font-name-asian="Noto Sans CJK JP1" style:font-size-asian="28pt" style:language-asian="ja" style:country-asian="JP" style:font-size-complex="32pt"/>
    </style:style>
    <style:style style:name="P4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bf1665" officeooo:paragraph-rsid="00bf1665" style:font-name-asian="Noto Sans CJK JP1" style:font-size-asian="28pt" style:language-asian="ja" style:country-asian="JP" style:font-size-complex="32pt"/>
    </style:style>
    <style:style style:name="P4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cf1f39" officeooo:paragraph-rsid="00cf1f39" style:font-name-asian="Noto Sans CJK JP1" style:font-size-asian="28pt" style:language-asian="ja" style:country-asian="JP" style:font-size-complex="32pt"/>
    </style:style>
    <style:style style:name="P4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d21fb3" officeooo:paragraph-rsid="00d21fb3" style:font-name-asian="Noto Sans CJK JP1" style:font-size-asian="28pt" style:language-asian="ja" style:country-asian="JP" style:font-size-complex="32pt"/>
    </style:style>
    <style:style style:name="P4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d7168e" officeooo:paragraph-rsid="00d7168e" style:font-name-asian="Noto Sans CJK JP1" style:font-size-asian="28pt" style:language-asian="ja" style:country-asian="JP" style:font-size-complex="32pt"/>
    </style:style>
    <style:style style:name="P5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dcad4c" officeooo:paragraph-rsid="00dcad4c" style:font-name-asian="Noto Sans CJK JP1" style:font-size-asian="28pt" style:language-asian="ja" style:country-asian="JP" style:font-size-complex="32pt"/>
    </style:style>
    <style:style style:name="P5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e09c1c" officeooo:paragraph-rsid="00e09c1c" style:font-name-asian="Noto Sans CJK JP1" style:font-size-asian="28pt" style:language-asian="ja" style:country-asian="JP" style:font-size-complex="32pt"/>
    </style:style>
    <style:style style:name="P5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e2619e" officeooo:paragraph-rsid="00e2619e" style:font-name-asian="Noto Sans CJK JP1" style:font-size-asian="28pt" style:language-asian="ja" style:country-asian="JP" style:font-size-complex="32pt"/>
    </style:style>
    <style:style style:name="P5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e3b3b9" officeooo:paragraph-rsid="00e3b3b9" style:font-name-asian="Noto Sans CJK JP1" style:font-size-asian="28pt" style:language-asian="ja" style:country-asian="JP" style:font-size-complex="32pt"/>
    </style:style>
    <style:style style:name="P5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e87f9e" officeooo:paragraph-rsid="00e87f9e" style:font-name-asian="Noto Sans CJK JP1" style:font-size-asian="28pt" style:language-asian="ja" style:country-asian="JP" style:font-size-complex="32pt"/>
    </style:style>
    <style:style style:name="P5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f70c65" officeooo:paragraph-rsid="00f70c65" style:font-name-asian="Noto Sans CJK JP1" style:font-size-asian="28pt" style:language-asian="ja" style:country-asian="JP" style:font-size-complex="32pt"/>
    </style:style>
    <style:style style:name="P5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051f2b" officeooo:paragraph-rsid="01051f2b" style:font-name-asian="Noto Sans CJK JP1" style:font-size-asian="28pt" style:language-asian="ja" style:country-asian="JP" style:font-size-complex="32pt"/>
    </style:style>
    <style:style style:name="P5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0e9ea2" officeooo:paragraph-rsid="010e9ea2" style:font-name-asian="Noto Sans CJK JP1" style:font-size-asian="28pt" style:language-asian="ja" style:country-asian="JP" style:font-size-complex="32pt"/>
    </style:style>
    <style:style style:name="P5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113978" officeooo:paragraph-rsid="01113978" style:font-name-asian="Noto Sans CJK JP1" style:font-size-asian="28pt" style:language-asian="ja" style:country-asian="JP" style:font-size-complex="32pt"/>
    </style:style>
    <style:style style:name="P5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113978" officeooo:paragraph-rsid="01132edf" style:font-name-asian="Noto Sans CJK JP1" style:font-size-asian="28pt" style:language-asian="ja" style:country-asian="JP" style:font-size-complex="32pt"/>
    </style:style>
    <style:style style:name="P6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142007" officeooo:paragraph-rsid="01142007" style:font-name-asian="Noto Sans CJK JP1" style:font-size-asian="28pt" style:language-asian="ja" style:country-asian="JP" style:font-size-complex="32pt"/>
    </style:style>
    <style:style style:name="P6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113978" officeooo:paragraph-rsid="011a5b9e" style:font-name-asian="Noto Sans CJK JP1" style:font-size-asian="28pt" style:language-asian="ja" style:country-asian="JP" style:font-size-complex="32pt"/>
    </style:style>
    <style:style style:name="P6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20e9e7" officeooo:paragraph-rsid="0120e9e7" style:font-name-asian="Noto Sans CJK JP1" style:font-size-asian="28pt" style:language-asian="ja" style:country-asian="JP" style:font-size-complex="32pt"/>
    </style:style>
    <style:style style:name="P6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2225c2" officeooo:paragraph-rsid="012225c2" style:font-name-asian="Noto Sans CJK JP1" style:font-size-asian="28pt" style:language-asian="ja" style:country-asian="JP" style:font-size-complex="32pt"/>
    </style:style>
    <style:style style:name="P6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23b395" officeooo:paragraph-rsid="0123b395" style:font-name-asian="Noto Sans CJK JP1" style:font-size-asian="28pt" style:language-asian="ja" style:country-asian="JP" style:font-size-complex="32pt"/>
    </style:style>
    <style:style style:name="P6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2681ae" officeooo:paragraph-rsid="012681ae" style:font-name-asian="Noto Sans CJK JP1" style:font-size-asian="28pt" style:language-asian="ja" style:country-asian="JP" style:font-size-complex="32pt"/>
    </style:style>
    <style:style style:name="P6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2815b7" officeooo:paragraph-rsid="012815b7" style:font-name-asian="Noto Sans CJK JP1" style:font-size-asian="28pt" style:language-asian="ja" style:country-asian="JP" style:font-size-complex="32pt"/>
    </style:style>
    <style:style style:name="P6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2bb43d" officeooo:paragraph-rsid="012bb43d" style:font-name-asian="Noto Sans CJK JP1" style:font-size-asian="28pt" style:language-asian="ja" style:country-asian="JP" style:font-size-complex="32pt"/>
    </style:style>
    <style:style style:name="P6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30befc" officeooo:paragraph-rsid="0130befc" style:font-name-asian="Noto Sans CJK JP1" style:font-size-asian="28pt" style:language-asian="ja" style:country-asian="JP" style:font-size-complex="32pt"/>
    </style:style>
    <style:style style:name="P6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3b80af" officeooo:paragraph-rsid="007d8b86" style:font-name-asian="Noto Sans CJK JP1" style:font-size-asian="28pt" style:language-asian="ja" style:country-asian="JP" style:font-size-complex="32pt"/>
    </style:style>
    <style:style style:name="P7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3b80af" officeooo:paragraph-rsid="013c272c" style:font-name-asian="Noto Sans CJK JP1" style:font-size-asian="28pt" style:language-asian="ja" style:country-asian="JP" style:font-size-complex="32pt"/>
    </style:style>
    <style:style style:name="P7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4070a2" officeooo:paragraph-rsid="014070a2" style:font-name-asian="Noto Sans CJK JP1" style:font-size-asian="28pt" style:language-asian="ja" style:country-asian="JP" style:font-size-complex="32pt"/>
    </style:style>
    <style:style style:name="P7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4a4e97" officeooo:paragraph-rsid="014a4e97" style:font-name-asian="Noto Sans CJK JP1" style:font-size-asian="28pt" style:language-asian="ja" style:country-asian="JP" style:font-size-complex="32pt"/>
    </style:style>
    <style:style style:name="P7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4a9460" officeooo:paragraph-rsid="014a9460" style:font-name-asian="Noto Sans CJK JP1" style:font-size-asian="28pt" style:language-asian="ja" style:country-asian="JP" style:font-size-complex="32pt"/>
    </style:style>
    <style:style style:name="P7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4ad19e" officeooo:paragraph-rsid="014ad19e" style:font-name-asian="Noto Sans CJK JP1" style:font-size-asian="28pt" style:language-asian="ja" style:country-asian="JP" style:font-size-complex="32pt"/>
    </style:style>
    <style:style style:name="P7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4a9460" officeooo:paragraph-rsid="014df946" style:font-name-asian="Noto Sans CJK JP1" style:font-size-asian="28pt" style:language-asian="ja" style:country-asian="JP" style:font-size-complex="32pt"/>
    </style:style>
    <style:style style:name="P7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52c19e" officeooo:paragraph-rsid="0152c19e" style:font-name-asian="Noto Sans CJK JP1" style:font-size-asian="28pt" style:language-asian="ja" style:country-asian="JP" style:font-size-complex="32pt"/>
    </style:style>
    <style:style style:name="P7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555ee0" officeooo:paragraph-rsid="01555ee0" style:font-name-asian="Noto Sans CJK JP1" style:font-size-asian="28pt" style:language-asian="ja" style:country-asian="JP" style:font-size-complex="32pt"/>
    </style:style>
    <style:style style:name="P7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5597e3" officeooo:paragraph-rsid="015597e3" style:font-name-asian="Noto Sans CJK JP1" style:font-size-asian="28pt" style:language-asian="ja" style:country-asian="JP" style:font-size-complex="32pt"/>
    </style:style>
    <style:style style:name="P7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5597e3" officeooo:paragraph-rsid="0158622c" style:font-name-asian="Noto Sans CJK JP1" style:font-size-asian="28pt" style:language-asian="ja" style:country-asian="JP" style:font-size-complex="32pt"/>
    </style:style>
    <style:style style:name="P8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5a3503" officeooo:paragraph-rsid="015a3503" style:font-name-asian="Noto Sans CJK JP1" style:font-size-asian="28pt" style:language-asian="ja" style:country-asian="JP" style:font-size-complex="32pt"/>
    </style:style>
    <style:style style:name="P8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5bec1b" officeooo:paragraph-rsid="015bec1b" style:font-name-asian="Noto Sans CJK JP1" style:font-size-asian="28pt" style:language-asian="ja" style:country-asian="JP" style:font-size-complex="32pt"/>
    </style:style>
    <style:style style:name="P8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5d7da9" officeooo:paragraph-rsid="015d7da9" style:font-name-asian="Noto Sans CJK JP1" style:font-size-asian="28pt" style:language-asian="ja" style:country-asian="JP" style:font-size-complex="32pt"/>
    </style:style>
    <style:style style:name="P8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63be9f" officeooo:paragraph-rsid="0163be9f" style:font-name-asian="Noto Sans CJK JP1" style:font-size-asian="28pt" style:language-asian="ja" style:country-asian="JP" style:font-size-complex="32pt"/>
    </style:style>
    <style:style style:name="P8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64967c" officeooo:paragraph-rsid="0164967c" style:font-name-asian="Noto Sans CJK JP1" style:font-size-asian="28pt" style:language-asian="ja" style:country-asian="JP" style:font-size-complex="32pt"/>
    </style:style>
    <style:style style:name="P8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68c194" officeooo:paragraph-rsid="0168c194" style:font-name-asian="Noto Sans CJK JP1" style:font-size-asian="28pt" style:language-asian="ja" style:country-asian="JP" style:font-size-complex="32pt"/>
    </style:style>
    <style:style style:name="P8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6b30d9" officeooo:paragraph-rsid="016b30d9" style:font-name-asian="Noto Sans CJK JP1" style:font-size-asian="28pt" style:language-asian="ja" style:country-asian="JP" style:font-size-complex="32pt"/>
    </style:style>
    <style:style style:name="P8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6d0a5c" officeooo:paragraph-rsid="016d0a5c" style:font-name-asian="Noto Sans CJK JP1" style:font-size-asian="28pt" style:language-asian="ja" style:country-asian="JP" style:font-size-complex="32pt"/>
    </style:style>
    <style:style style:name="P8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6fab45" officeooo:paragraph-rsid="016fab45" style:font-name-asian="Noto Sans CJK JP1" style:font-size-asian="28pt" style:language-asian="ja" style:country-asian="JP" style:font-size-complex="32pt"/>
    </style:style>
    <style:style style:name="P8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750a5b" officeooo:paragraph-rsid="01750a5b" style:font-name-asian="Noto Sans CJK JP1" style:font-size-asian="28pt" style:language-asian="ja" style:country-asian="JP" style:font-size-complex="32pt"/>
    </style:style>
    <style:style style:name="P9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7b5cee" officeooo:paragraph-rsid="017b5cee" style:font-name-asian="Noto Sans CJK JP1" style:font-size-asian="28pt" style:language-asian="ja" style:country-asian="JP" style:font-size-complex="32pt"/>
    </style:style>
    <style:style style:name="P9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7d4e03" officeooo:paragraph-rsid="017d4e03" style:font-name-asian="Noto Sans CJK JP1" style:font-size-asian="28pt" style:language-asian="ja" style:country-asian="JP" style:font-size-complex="32pt"/>
    </style:style>
    <style:style style:name="P9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81a44b" officeooo:paragraph-rsid="0181a44b" style:font-name-asian="Noto Sans CJK JP1" style:font-size-asian="28pt" style:language-asian="ja" style:country-asian="JP" style:font-size-complex="32pt"/>
    </style:style>
    <style:style style:name="P9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86198b" officeooo:paragraph-rsid="0186198b" style:font-name-asian="Noto Sans CJK JP1" style:font-size-asian="28pt" style:language-asian="ja" style:country-asian="JP" style:font-size-complex="32pt"/>
    </style:style>
    <style:style style:name="P9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8adf21" officeooo:paragraph-rsid="018adf21" style:font-name-asian="Noto Sans CJK JP1" style:font-size-asian="28pt" style:language-asian="ja" style:country-asian="JP" style:font-size-complex="32pt"/>
    </style:style>
    <style:style style:name="P9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8cc36b" officeooo:paragraph-rsid="018cc36b" style:font-name-asian="Noto Sans CJK JP1" style:font-size-asian="28pt" style:language-asian="ja" style:country-asian="JP" style:font-size-complex="32pt"/>
    </style:style>
    <style:style style:name="P9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8d6b56" officeooo:paragraph-rsid="018d6b56" style:font-name-asian="Noto Sans CJK JP1" style:font-size-asian="28pt" style:language-asian="ja" style:country-asian="JP" style:font-size-complex="32pt"/>
    </style:style>
    <style:style style:name="P9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93963c" officeooo:paragraph-rsid="0193963c" style:font-name-asian="Noto Sans CJK JP1" style:font-size-asian="28pt" style:language-asian="ja" style:country-asian="JP" style:font-size-complex="32pt"/>
    </style:style>
    <style:style style:name="P9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94b1b4" officeooo:paragraph-rsid="0194b1b4" style:font-name-asian="Noto Sans CJK JP1" style:font-size-asian="28pt" style:language-asian="ja" style:country-asian="JP" style:font-size-complex="32pt"/>
    </style:style>
    <style:style style:name="P9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1972720" officeooo:paragraph-rsid="01972720" style:font-name-asian="Noto Sans CJK JP1" style:font-size-asian="28pt" style:language-asian="ja" style:country-asian="JP" style:font-size-complex="32pt"/>
    </style:style>
    <style:style style:name="P10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24pt" officeooo:rsid="01972720" officeooo:paragraph-rsid="01972720" style:font-name-asian="Noto Sans CJK JP1" style:font-size-asian="24pt" style:language-asian="ja" style:country-asian="JP" style:font-size-complex="24pt"/>
    </style:style>
    <style:style style:name="P10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24pt" officeooo:rsid="019b859f" officeooo:paragraph-rsid="01a21726" style:font-name-asian="Noto Sans CJK JP1" style:font-size-asian="24pt" style:language-asian="ja" style:country-asian="JP" style:font-size-complex="24pt"/>
    </style:style>
    <style:style style:name="P10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24pt" officeooo:rsid="01972720" officeooo:paragraph-rsid="01a21726" style:font-name-asian="Noto Sans CJK JP1" style:font-size-asian="24pt" style:language-asian="ja" style:country-asian="JP" style:font-size-complex="24pt"/>
    </style:style>
    <style:style style:name="P10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24pt" officeooo:rsid="019b859f" officeooo:paragraph-rsid="019b859f" style:font-name-asian="Noto Sans CJK JP1" style:font-size-asian="24pt" style:language-asian="ja" style:country-asian="JP" style:font-size-complex="24pt"/>
    </style:style>
    <style:style style:name="P10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24pt" officeooo:rsid="019fc4ff" officeooo:paragraph-rsid="019fc4ff" style:font-name-asian="Noto Sans CJK JP1" style:font-size-asian="24pt" style:language-asian="ja" style:country-asian="JP" style:font-size-complex="24pt"/>
    </style:style>
    <style:style style:name="P10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24pt" officeooo:rsid="01972720" officeooo:paragraph-rsid="019b859f" style:font-name-asian="Noto Sans CJK JP1" style:font-size-asian="24pt" style:language-asian="ja" style:country-asian="JP" style:font-size-complex="24pt"/>
    </style:style>
    <style:style style:name="P10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24pt" officeooo:rsid="01972720" officeooo:paragraph-rsid="01972720" style:font-name-asian="Noto Sans CJK JP1" style:font-size-asian="24pt" style:language-asian="ja" style:country-asian="JP" style:font-size-complex="24pt"/>
    </style:style>
    <style:style style:name="P10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eeeeee" loext:opacity="100%" fo:font-size="32pt" officeooo:rsid="001a1644" officeooo:paragraph-rsid="01972720" style:font-name-asian="Noto Sans CJK JP1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T4" style:family="text">
      <style:text-properties officeooo:rsid="005e23af"/>
    </style:style>
    <style:style style:name="T5" style:family="text">
      <style:text-properties officeooo:rsid="00592fe8"/>
    </style:style>
    <style:style style:name="T6" style:family="text">
      <style:text-properties officeooo:rsid="0069906f"/>
    </style:style>
    <style:style style:name="T7" style:family="text">
      <style:text-properties officeooo:rsid="00953a00"/>
    </style:style>
    <style:style style:name="T8" style:family="text">
      <style:text-properties officeooo:rsid="00b9c0b2"/>
    </style:style>
    <style:style style:name="T9" style:family="text">
      <style:text-properties officeooo:rsid="00b9e230"/>
    </style:style>
    <style:style style:name="T10" style:family="text">
      <style:text-properties officeooo:rsid="01132edf"/>
    </style:style>
    <style:style style:name="T11" style:family="text">
      <style:text-properties style:text-underline-style="none"/>
    </style:style>
    <style:style style:name="T12" style:family="text">
      <style:text-properties officeooo:rsid="011c35e8"/>
    </style:style>
    <style:style style:name="T13" style:family="text">
      <style:text-properties officeooo:rsid="0120e9e7"/>
    </style:style>
    <style:style style:name="T14" style:family="text">
      <style:text-properties officeooo:rsid="013c272c"/>
    </style:style>
    <style:style style:name="T15" style:family="text">
      <style:text-properties officeooo:rsid="0158622c"/>
    </style:style>
    <style:style style:name="T16" style:family="text">
      <style:text-properties officeooo:rsid="0159a0e5"/>
    </style:style>
    <style:style style:name="T17" style:family="text">
      <style:text-properties officeooo:rsid="015d7da9"/>
    </style:style>
    <style:style style:name="T18" style:family="text">
      <style:text-properties officeooo:rsid="0163be9f"/>
    </style:style>
    <style:style style:name="T19" style:family="text">
      <style:text-properties officeooo:rsid="0174af6f"/>
    </style:style>
    <style:style style:name="T20" style:family="text">
      <style:text-properties officeooo:rsid="0178e03d"/>
    </style:style>
    <style:style style:name="T21" style:family="text">
      <style:text-properties officeooo:rsid="017e0537"/>
    </style:style>
    <style:style style:name="T22" style:family="text">
      <style:text-properties officeooo:rsid="0181a44b"/>
    </style:style>
    <style:style style:name="T23" style:family="text">
      <style:text-properties officeooo:rsid="0188d9a8"/>
    </style:style>
    <style:style style:name="T24" style:family="text">
      <style:text-properties style:text-underline-style="solid" style:text-underline-width="auto" style:text-underline-color="font-color"/>
    </style:style>
    <style:style style:name="Ru1" style:family="ruby">
      <style:ruby-properties style:ruby-align="left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29/01/2025</text:span>:</text:p>
      <text:p text:style-name="P2">１．あの店のお菓子は高くないです。一緒に買い物をしませんか。</text:p>
      <text:p text:style-name="P2">２．日本と中国は近いです。日本とアルゼンチンは遠いです。</text:p>
      <text:p text:style-name="P2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5">７．学校は遠いですか。いいえ、遠くないです。自転車で行きます。</text:p>
      <text:p text:style-name="P6">８．新しい先生は日本人ですか。いいえ、中国人です。</text:p>
      <text:p text:style-name="P7">９．私の友達は小さい店で新しい本を買います。</text:p>
      <text:p text:style-name="P7">１０．私の新聞は友達の小さい鞄の中です。</text:p>
      <text:p text:style-name="P8">１１．この時計は高くないです。買いましょう。</text:p>
      <text:p text:style-name="P8">１２．日本は素晴らしいです。寿司は美味しいです。そして、町はきれいです。</text:p>
      <text:p text:style-name="P8">１３．このデパートのトイレはきれいじゃないです。</text:p>
      <text:p text:style-name="P8">１４．カフェの仕事はどうですか。面白いです。つまらなくないです。</text:p>
      <text:p text:style-name="P9"/>
      <text:p text:style-name="P9">Exercises 30/01/2025:</text:p>
      <text:p text:style-name="P9">から<text:span text:style-name="T2">(from) </text:span>まで<text:span text:style-name="T2">(to/until) for time when something starts and ends</text:span></text:p>
      <text:p text:style-name="P9">１．学校は九時から三時までです。</text:p>
      <text:p text:style-name="P9">２．スーパーは何時からですか。</text:p>
      <text:p text:style-name="P9">３．映画は何時から何時までですか。</text:p>
      <text:p text:style-name="P9">４．映画は午後十時から午前一時までです。長いですね。</text:p>
      <text:p text:style-name="P9">５．私は午後九時から午前五時まで仕事をします。</text:p>
      <text:p text:style-name="P9">６．私は四時から六時まで運動します。</text:p>
      <text:p text:style-name="P9">７．私はいつも六時に起きます。そして、七時から八時まで運動します。</text:p>
      <text:p text:style-name="P10">８．みかさんは午前九時から午後五時まで勉強します。</text:p>
      <text:p text:style-name="P11">から<text:span text:style-name="T2">(from) </text:span>まで<text:span text:style-name="T2">(to/until) to describe distances or change in location</text:span></text:p>
      <text:p text:style-name="P11">１．日本からマレーシアは五千キロメートルです。</text:p>
      <text:p text:style-name="P11">２．私は京都から東京まで新幹線で行きます。</text:p>
      <text:p text:style-name="P11">３．駅から学校まで何で行きますか。</text:p>
      <text:p text:style-name="P11">４．アメリカからブラジルまで飛行機で行きます。</text:p>
      <text:p text:style-name="P12">Days of the week, monday to sunday</text:p>
      <text:p text:style-name="P11">月曜日、火曜日、水曜日、木曜日、金曜日、土曜日、日曜日。</text:p>
      <text:p text:style-name="P13">１．私は土曜日にスーパーで買い物します。</text:p>
      <text:p text:style-name="P13">２．火曜日にスポーツをします。</text:p>
      <text:p text:style-name="P13">３．水曜日にケーキを食べます。</text:p>
      <text:p text:style-name="P13">４．木曜日に公園へ行きます。</text:p>
      <text:p text:style-name="P13">５．私は月曜日から金曜日まで仕事をします。</text:p>
      <text:p text:style-name="P13">６．私は土曜日に友達を会います。</text:p>
      <text:p text:style-name="P13">７．日曜日にオートバイに乗ります。</text:p>
      <text:p text:style-name="P13">８．何曜日にテニスをしますか。</text:p>
      <text:p text:style-name="P13">９．水曜日の四時に運動します。</text:p>
      <text:p text:style-name="P13">１０．私は土曜日と日曜日に十一時まで寝ます。</text:p>
      <text:p text:style-name="P13"/>
      <text:p text:style-name="P14">Exercises 31/01/2025:</text:p>
      <text:p text:style-name="P14">１．かぐやひめは八月の月曜日に月へかえります。</text:p>
      <text:p text:style-name="P14">２．木曜日にお金と水をください。</text:p>
      <text:p text:style-name="P14">３．大きいモグラは土の中です。</text:p>
      <text:p text:style-name="P14">４．私は土曜日に月見うどんを食べます。</text:p>
      <text:p text:style-name="P15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5"/>
      <text:p text:style-name="P16">Exercises 01/02/2025:</text:p>
      <text:p text:style-name="P16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6">１．（おはなみ）四月に友達と公園でお花見をします。</text:p>
      <text:p text:style-name="P16">２．（ぼんおどり）八月に祖父と祖母に会います。</text:p>
      <text:p text:style-name="P16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6">４．１月と２月は寒いです。７月と８月は暑いです。</text:p>
      <text:p text:style-name="P16">５．木曜日に映画を見ます。</text:p>
      <text:p text:style-name="P16">６．学校は月曜日から金曜日までです。</text:p>
      <text:p text:style-name="P16">７．駅から学校まで何で行きますか。</text:p>
      <text:p text:style-name="P16">８．ミカさんは午前九時から午後三時まで勉強します。</text:p>
      <text:p text:style-name="P16">９．アメリカからブラジルまで<text:ruby text:style-name="Ru1"><text:ruby-base>飛行機</text:ruby-base><text:ruby-text>ひこうき</text:ruby-text></text:ruby>で行きます。</text:p>
      <text:p text:style-name="P16">１０．私は土曜日と日曜日に十一時まで寝ます。</text:p>
      <text:p text:style-name="P16">Days of the month:　一日（ついたち）、二日（ふつか）、三日（みっか）、四日（よっか）、五日（いつか）</text:p>
      <text:p text:style-name="P17">１１．二月三日は<text:ruby text:style-name="Ru1"><text:ruby-base>節分</text:ruby-base><text:ruby-text>せつぶん</text:ruby-text></text:ruby>です。</text:p>
      <text:p text:style-name="P17">１２．私は二月三日に豆を食べます。</text:p>
      <text:p text:style-name="P17">１３．（ひなまつり）三月三日に家族と寿司を食べます。</text:p>
      <text:p text:style-name="P17">１４．（たんごのせっく）五月五日にこいのぼりを見ます。</text:p>
      <text:p text:style-name="P17"/>
      <text:p text:style-name="P18">Exercises 02/02/2025:</text:p>
      <text:p text:style-name="P19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19">Except for 1 to 10 and 14, 20 and 24 <text:span text:style-name="T3">all the other days you use (にち)</text:span></text:p>
      <text:p text:style-name="P18">１．七月七日に<text:ruby text:style-name="Ru1"><text:ruby-base>願い事</text:ruby-base><text:ruby-text>ねがいこと</text:ruby-text></text:ruby>を書きます。</text:p>
      <text:p text:style-name="P18">２．学校は四月八日からです。</text:p>
      <text:p text:style-name="P20">３．学校は三月二十四日までです。</text:p>
      <text:p text:style-name="P20">４．バレンタインデーは二月十四日です。</text:p>
      <text:p text:style-name="P20">５．僕の誕生日は９月９日です。</text:p>
      <text:p text:style-name="P20">６．弟の誕生日は六月三十日です。</text:p>
      <text:p text:style-name="P20">７．何年に月に行きますか。</text:p>
      <text:p text:style-name="P20">８．おめでとうございます！２０２３年２月７日午前６時３８分。女の子ですよ。</text:p>
      <text:p text:style-name="P20">９．２０２７年4月から大学に行きます。</text:p>
      <text:p text:style-name="P20"/>
      <text:p text:style-name="P21">Exercises 05/02/2025:</text:p>
      <text:p text:style-name="P21">１．１月におせちを食べます。１２月３１日じゃないです。</text:p>
      <text:p text:style-name="P21">２．お<text:ruby text:style-name="Ru1"><text:ruby-base>正</text:ruby-base><text:ruby-text>しょう</text:ruby-text></text:ruby>月に<text:ruby text:style-name="Ru1"><text:ruby-base>祖父母</text:ruby-base><text:ruby-text>そふぼ</text:ruby-text></text:ruby>に会います。はい、どうぞ。お<text:ruby text:style-name="Ru1"><text:ruby-base>年玉</text:ruby-base><text:ruby-text>としだま</text:ruby-text></text:ruby>です。</text:p>
      <text:p text:style-name="P16"/>
      <text:p text:style-name="P22">Exercises 06/02/2025:</text:p>
      <text:p text:style-name="P22">１．何年に月に行きますか。</text:p>
      <text:p text:style-name="P23">２．A: 二十七日はマリアさんの誕生日です。一緒に誕生日パーティーに行きませんか。</text:p>
      <text:p text:style-name="P23">B: いいですね。そうしましょう。</text:p>
      <text:p text:style-name="P24">３．A: お誕生日おめでとう。何歳ですか。B: 二十歳です</text:p>
      <text:p text:style-name="P24">４．A: お祖父さんとお祖母さんに会いますか。B: はい、会います。A: 何日に会いますか。B: 一月二日に会います。</text:p>
      <text:p text:style-name="P24">５．十二月三十一日お寺に行きます。お寺で鐘を聞きます。</text:p>
      <text:p text:style-name="P24">６．お祖母さん、百歳のお誕生日おめでとう。</text:p>
      <text:p text:style-name="P24">７．２０２５年１１月に飛行機で一緒に日本に行きませんか。</text:p>
      <text:p text:style-name="P25">Relative days: 一昨日（おととい）、昨日（きのう）、今日（きょう）、明日（あした）、明後日（あさって）。</text:p>
      <text:p text:style-name="P26">Every: 毎日（まいにち）、毎週（まいしゅう）、毎月（まいつき）、毎年（まいとし）。</text:p>
      <text:p text:style-name="P26">This: 今週（こんしゅう）、今月（こんげつ）、今年（ことし）。</text:p>
      <text:p text:style-name="P26">Next: 来週（らいしゅう）、<text:span text:style-name="T4">　</text:span>来月（らいげつ）、来年（らいねん）。</text:p>
      <text:p text:style-name="P26">Last: 先週（せんしゅう）、先月（せんげつ）、去年（きょねん）。</text:p>
      <text:p text:style-name="P26">End: 週末（しゅうまつ）、月末（げつまつ）、年末（ねんまつ）。</text:p>
      <text:p text:style-name="P24">８．私は明日デパートに行きます。</text:p>
      <text:p text:style-name="P24">９．明後日友達とサッカーをします。</text:p>
      <text:p text:style-name="P8">Question words <text:span text:style-name="T5">for time: 何時（なんじ）、何日（なんにち）、何月（なんがつ）、何年（なんねん）、いつ。</text:span></text:p>
      <text:p text:style-name="P8">１０．A: いつうちに帰りますか。B: </text:p>
      <text:p text:style-name="P8">１１．A: いつ勉強しますか。B: 僕は今日うちでべんきょうします。でも、明日公園でサッカーをします。</text:p>
      <text:p text:style-name="P8">１２．私は今月と来月うちで仕事をします。</text:p>
      <text:p text:style-name="P8">１３．A: いつ日本語を勉強しますか。B: 毎日勉強します。</text:p>
      <text:p text:style-name="P8">１４．今週仕事をします。でも、来週<text:ruby text:style-name="Ru1"><text:ruby-base>金沢</text:ruby-base><text:ruby-text>かなざわ</text:ruby-text></text:ruby>で観光します。</text:p>
      <text:p text:style-name="P8">１５．私は毎週祖母に会います。</text:p>
      <text:p text:style-name="P8">１６．キムさんは毎年一月に韓国に帰ります。</text:p>
      <text:p text:style-name="P8">１７．私は週末運動します。私は土曜日と日曜日に運動します。</text:p>
      <text:p text:style-name="P27">１８．</text:p>
      <text:p text:style-name="P27"><text:span text:style-name="T6">　A</text:span>: ジョンさんはスポーツが好きですか。</text:p>
      <text:p text:style-name="P28">　B: はい、よくサッカーとテニスをします。</text:p>
      <text:p text:style-name="P29">　A: そうですか。私もテニスをします。</text:p>
      <text:p text:style-name="P29">　B: まりこさん、週末一緒にテニスをしませんか。</text:p>
      <text:p text:style-name="P30">　A: すみません、私は今週の土曜日に祖父のうちに行きます。</text:p>
      <text:p text:style-name="P31">　B: へえ、そうですか。じゃあ、日曜日はどうですか。</text:p>
      <text:p text:style-name="P31">　A: えっと、毎週日曜日に友達と<text:ruby text:style-name="Ru1"><text:ruby-base>柔道</text:ruby-base><text:ruby-text>じゅうどう</text:ruby-text></text:ruby>をします。 ジョンさんもしませんか。</text:p>
      <text:p text:style-name="P31">　B: ええっ、<text:ruby text:style-name="Ru1"><text:ruby-base>柔道</text:ruby-base><text:ruby-text>じゅうどう</text:ruby-text></text:ruby>はちょっと・・・。僕は木曜日の午後六時からテニスをします。一緒にしませんか。</text:p>
      <text:p text:style-name="P32">　A: いいですね。明日ですね。</text:p>
      <text:p text:style-name="P32">　B: いいえ、明後日ですよ。今日は火曜日です。</text:p>
      <text:p text:style-name="P31">　</text:p>
      <text:p text:style-name="P27">Exercises 07/02/2025:</text:p>
      <text:p text:style-name="P27">１．私は昨日町に行きました。</text:p>
      <text:p text:style-name="P27">２．私は昨日うちで音楽を聞きました。明日友達と運動しました。</text:p>
      <text:p text:style-name="P27">３．昨日仕事をしませんでした。</text:p>
      <text:p text:style-name="P27">４．１１時に起きました。朝ご飯を食べませんでした。</text:p>
      <text:p text:style-name="P27">５．昨日全然勉強しませんでした。でも、今日しますよ。</text:p>
      <text:p text:style-name="P8">６．きょうこさんは去年日本に帰りませんでした。</text:p>
      <text:p text:style-name="P33">７．A: 先週お祖母さんに会いましたか。B: いいえ、会いませんでした。でも、祖母は先月私のうちに来ました。</text:p>
      <text:p text:style-name="P34">８．先生、お先にどうぞ！</text:p>
      <text:p text:style-name="P34">９．A: 毎日ビールを飲みますか。B: いいえ、週末飲みます。</text:p>
      <text:p text:style-name="P35">１０．日本の週末は土曜日と日曜日です。</text:p>
      <text:p text:style-name="P36">１１．A: 毎週勉強しますか。B: いいえ、毎日勉強します。</text:p>
      <text:p text:style-name="P36">１２．A: 学校に行きますか。B: はい、でも、先に朝ご飯を食べます。</text:p>
      <text:p text:style-name="P36"/>
      <text:p text:style-name="P37">Exercises 08/02/2025:</text:p>
      <text:p text:style-name="P37">１．さきさんは去年大学生でした。中国語とビジネスを勉強しました。</text:p>
      <text:p text:style-name="P37">２．祖父は医者でした。そして、有名でした。</text:p>
      <text:p text:style-name="P37">３．さきさんは去年会社員じゃなかったです。</text:p>
      <text:p text:style-name="P37">４．やすださんは去年先生じゃなかったです。大学生でした。</text:p>
      <text:p text:style-name="P37">５．私は昨日元気じゃなかったです。</text:p>
      <text:p text:style-name="P37">６．その有名なレストランの人は親切じゃなかったです。レストランはきれいじゃなかったです。</text:p>
      <text:p text:style-name="P38">７．<text:ruby text:style-name="Ru1"><text:ruby-base>北海道</text:ruby-base><text:ruby-text>ほっかいどう</text:ruby-text></text:ruby>は暑くないです。</text:p>
      <text:p text:style-name="P38">８．Present: この映画は面白いです。Past: 昨日の映画は面白かったです。</text:p>
      <text:p text:style-name="P38">９．誕生日のケーキは美味しかったです。</text:p>
      <text:p text:style-name="P38">１０．僕は先月ローマで観光しました。素晴らしかったです。</text:p>
      <text:p text:style-name="P38">１１．Present: この映画は面白くないです。Past: 昨日の映画は面白くなかったです。</text:p>
      <text:p text:style-name="P38">１２．私は先月<text:ruby text:style-name="Ru1"><text:ruby-base>北海道</text:ruby-base><text:ruby-text>ほっかいどう</text:ruby-text></text:ruby>に行きました。寒くなかったです。</text:p>
      <text:p text:style-name="P38">１３．この大きい弁当は高くなかったです。</text:p>
      <text:p text:style-name="P38">Special case: いい、よくない、よかった、よくなかった。</text:p>
      <text:p text:style-name="P38">１４．私は週末友達に会いました。よかったですね。</text:p>
      <text:p text:style-name="P39">１５．A: 公園は遠かったですか。B: いいえ、遠くなかったです。近かったです。</text:p>
      <text:p text:style-name="P39">１６．A: 日本語のクラスは長かったですか。B: いいえ、短かったです。そして、面白かったです。</text:p>
      <text:p text:style-name="P39">でも <text:span text:style-name="T7">and が works and A but B</text:span></text:p>
      <text:p text:style-name="P40">１７．でも：そのお菓子は美味しいです。でも、高いです。が：このお菓子は美味しいですが、高いです。</text:p>
      <text:p text:style-name="P38">１８．学校に行きませんでしたが、うちで勉強しました。</text:p>
      <text:p text:style-name="P38">１９．明日は日曜日ですが、仕事に行きます。</text:p>
      <text:p text:style-name="P38">２０．この本は面白かったですが、長かったです。</text:p>
      <text:p text:style-name="P38">２１．エミさんは学生ですが、勉強しません。</text:p>
      <text:p text:style-name="P38">２２．私は日本人ですが、寿司が嫌いです。</text:p>
      <text:p text:style-name="P38">から <text:span text:style-name="T7">B because of A</text:span></text:p>
      <text:p text:style-name="P38">２３．来年日本に行きますから、日本語を勉強します。</text:p>
      <text:p text:style-name="P38">２４．寒かったから、公園に行きませんでした。</text:p>
      <text:p text:style-name="P38">２５．土曜日ですから、八時に起きませんでした。</text:p>
      <text:p text:style-name="P38">２６．元気じゃないですから、うちに帰ります。</text:p>
      <text:p text:style-name="P38">２７．十二時ですから、昼ご飯を食べましょう。</text:p>
      <text:p text:style-name="P38">２８．先週私は忙しかったです。</text:p>
      <text:p text:style-name="P38">２９．A: 明日何をしますか。B: そうですね、今日は仕事をしますが、明日友達に会います。</text:p>
      <text:p text:style-name="P38">３０．私は先週忙しかったですが、今暇です。</text:p>
      <text:p text:style-name="P38">３１．A: 昨日、忙しかったですか。B: いいえ、全然忙しかったです。暇でしたから、映画を見ました。</text:p>
      <text:p text:style-name="P41">３２．A: 週末忙しかったですか。何をしましたか。B: 新しい車を買いましたから、<text:ruby text:style-name="Ru1"><text:ruby-base>琵琶</text:ruby-base><text:ruby-text>びわこ</text:ruby-text></text:ruby>湖まで車で行きました。</text:p>
      <text:p text:style-name="P38"/>
      <text:p text:style-name="P42">Exercises 09/02/2025:</text:p>
      <text:p text:style-name="P42"/>
      <text:p text:style-name="P43">Tom’s Story:</text:p>
      <text:p text:style-name="P43"><text:span text:style-name="T8">　</text:span>私は四月に<text:ruby text:style-name="Ru1"><text:ruby-base>妻</text:ruby-base><text:ruby-text>つま</text:ruby-text></text:ruby>と日本に行きました。<text:ruby text:style-name="Ru1"><text:ruby-base>大阪</text:ruby-base><text:ruby-text>おおさか</text:ruby-text></text:ruby>でお<text:ruby text:style-name="Ru1"><text:ruby-base>好み</text:ruby-base><text:ruby-text>この</text:ruby-text></text:ruby><text:ruby text:style-name="Ru1"><text:ruby-base>焼</text:ruby-base><text:ruby-text>や</text:ruby-text></text:ruby>きを食べました。そして、<text:ruby text:style-name="Ru1"><text:ruby-base>大阪城</text:ruby-base><text:ruby-text>おおさかじょう</text:ruby-text></text:ruby>と<text:ruby text:style-name="Ru1"><text:ruby-base>桜</text:ruby-base><text:ruby-text>さくら</text:ruby-text></text:ruby>を見ました。素晴らしかったです。</text:p>
      <text:p text:style-name="P43"><text:span text:style-name="T8">　</text:span><text:ruby text:style-name="Ru1"><text:ruby-base>妻</text:ruby-base><text:ruby-text>つま</text:ruby-text></text:ruby>は古い町が好きですから、<text:ruby text:style-name="Ru1"><text:ruby-base>電車</text:ruby-base><text:ruby-text>でんしゃ</text:ruby-text></text:ruby>で<text:ruby text:style-name="Ru1"><text:ruby-base>奈良</text:ruby-base><text:ruby-text>なら</text:ruby-text></text:ruby>に行きました。<text:ruby text:style-name="Ru1"><text:ruby-base>奈良</text:ruby-base><text:ruby-text>なら</text:ruby-text></text:ruby>のお<text:ruby text:style-name="Ru1"><text:ruby-base>寺</text:ruby-base><text:ruby-text>てら</text:ruby-text></text:ruby>で<text:ruby text:style-name="Ru1"><text:ruby-base>大仏</text:ruby-base><text:ruby-text>だいぶつ</text:ruby-text></text:ruby>を見ました。すごかったです。公園で弁当を食べました。<text:ruby text:style-name="Ru1"><text:ruby-base>鹿</text:ruby-base><text:ruby-text>しか</text:ruby-text></text:ruby>も私の弁当を食べました。私は悲しかったです。<text:ruby text:style-name="Ru1"><text:ruby-base>奈良</text:ruby-base><text:ruby-text>なら</text:ruby-text></text:ruby>から<text:ruby text:style-name="Ru1"><text:ruby-base>京都</text:ruby-base><text:ruby-text>きょうと</text:ruby-text></text:ruby>にバスで行きました。</text:p>
      <text:p text:style-name="P43"><text:span text:style-name="T8">　</text:span><text:ruby text:style-name="Ru1"><text:ruby-base>京都</text:ruby-base><text:ruby-text>きょうと</text:ruby-text></text:ruby>で有名な<text:ruby text:style-name="Ru1"><text:ruby-base>神社</text:ruby-base><text:ruby-text>じんじゃ</text:ruby-text></text:ruby>に行きました。<text:ruby text:style-name="Ru1"><text:ruby-base>妻</text:ruby-base><text:ruby-text>つま</text:ruby-text></text:ruby>は小さい店できれいな<text:ruby text:style-name="Ru1"><text:ruby-base>鞄</text:ruby-base><text:ruby-text>かばん</text:ruby-text></text:ruby>を買いました。着物は高かったですから、買いませんでした。<text:ruby text:style-name="Ru1"><text:ruby-base>京都</text:ruby-base><text:ruby-text>きょうと</text:ruby-text></text:ruby><text:ruby text:style-name="Ru1"><text:ruby-base>駅</text:ruby-base><text:ruby-text>えき</text:ruby-text></text:ruby>で<text:ruby text:style-name="Ru1"><text:ruby-base>新幹線</text:ruby-base><text:ruby-text>しんかんせん</text:ruby-text></text:ruby>に乗りました。</text:p>
      <text:p text:style-name="P44">　<text:ruby text:style-name="Ru1"><text:ruby-base>新幹線</text:ruby-base><text:ruby-text>しんかんせん</text:ruby-text></text:ruby>から<text:ruby text:style-name="Ru1"><text:ruby-base>富士山</text:ruby-base><text:ruby-text>ふじさん</text:ruby-text></text:ruby>を見ました。<text:ruby text:style-name="Ru1"><text:ruby-base>富士山</text:ruby-base><text:ruby-text>ふじさん</text:ruby-text></text:ruby>は大きかったです。<text:ruby text:style-name="Ru1"><text:ruby-base>東京</text:ruby-base><text:ruby-text>とうきょう</text:ruby-text></text:ruby>で美味しい寿司を食べました。あまり高くなかったです。面白い寿司屋でした。店の人はロボットでした。日本<text:ruby text:style-name="Ru1"><text:ruby-base>旅行</text:ruby-base><text:ruby-text>りょこう</text:ruby-text></text:ruby>は<text:ruby text:style-name="Ru1"><text:ruby-base>良</text:ruby-base><text:ruby-text>よ</text:ruby-text></text:ruby>かったです。<text:span text:style-name="T9">　</text:span></text:p>
      <text:p text:style-name="P45">Exercises 10/02/2025:</text:p>
      <text:p text:style-name="P45">To be: いる for moving things and ある for not moving things.</text:p>
      <text:p text:style-name="P45">Directions: 上（うえ）、下（した）、中（なか）、右（みぎ）、左（ひだり）、前（まえ）、後ろ（うしろ）。</text:p>
      <text:p text:style-name="P45">１．A: たけろさんのうちはどこにありますか。B: あそこにあります。</text:p>
      <text:p text:style-name="P45">２．新聞は鞄の中にあります。</text:p>
      <text:p text:style-name="P45">３．本屋はデパートの中にあります。</text:p>
      <text:p text:style-name="P45">４．時計屋はそば屋の右にあります。</text:p>
      <text:p text:style-name="P46">５．ノリさんは男の人の右はいます。くみさんは男の人の左にいます。</text:p>
      <text:p text:style-name="P46">６．ご飯は魚の下にあります。魚はご飯の上にあります。</text:p>
      <text:p text:style-name="P36">７．姉は私の前にいます。弟は私の後ろにいます。</text:p>
      <text:p text:style-name="P36">８．A: <text:ruby text:style-name="Ru1"><text:ruby-base>時計</text:ruby-base><text:ruby-text>とけい</text:ruby-text></text:ruby>はどこにありますか。B: 鞄の中にあります。</text:p>
      <text:p text:style-name="P36">９．<text:ruby text:style-name="Ru1"><text:ruby-base>地下鉄</text:ruby-base><text:ruby-text>ちかてつ</text:ruby-text></text:ruby>の駅は公園の下にあります。</text:p>
      <text:p text:style-name="P36">１０．今日は寒いですから、うちの中にいます。</text:p>
      <text:p text:style-name="P36">１１．私の車はうちの前にあります。</text:p>
      <text:p text:style-name="P36">１２．左から右に「一」を書きます。</text:p>
      <text:p text:style-name="P36">１３．男の人は水上スキーをします。</text:p>
      <text:p text:style-name="P36">１４．小さい時計は鞄の中です。そして、その鞄はソファーの上にあります。</text:p>
      <text:p text:style-name="P36">１５．<text:ruby text:style-name="Ru1"><text:ruby-base>上司</text:ruby-base><text:ruby-text>じょうし</text:ruby-text></text:ruby>と<text:ruby text:style-name="Ru1"><text:ruby-base>部下</text:ruby-base><text:ruby-text>ぶか</text:ruby-text></text:ruby>は一緒にお昼ご飯をたべます。</text:p>
      <text:p text:style-name="P36">１６．犬は<text:ruby text:style-name="Ru1"><text:ruby-base>庭</text:ruby-base><text:ruby-text>にわ</text:ruby-text></text:ruby>にいます。木は<text:ruby text:style-name="Ru1"><text:ruby-base>池</text:ruby-base><text:ruby-text>いけ</text:ruby-text></text:ruby>の後ろにあります。</text:p>
      <text:p text:style-name="P36">１７．この大きな犬は<text:ruby text:style-name="Ru1"><text:ruby-base>上田</text:ruby-base><text:ruby-text>うえだ</text:ruby-text></text:ruby>さんのペットです。</text:p>
      <text:p text:style-name="P47">１８．魚は庭の池の中にいます。</text:p>
      <text:p text:style-name="P47">１９．私はよく<text:ruby text:style-name="Ru1"><text:ruby-base>家</text:ruby-base><text:ruby-text>いえ</text:ruby-text></text:ruby>の<text:ruby text:style-name="Ru1"><text:ruby-base>窓</text:ruby-base><text:ruby-text>まど</text:ruby-text></text:ruby>からあの<text:ruby text:style-name="Ru1"><text:ruby-base>木</text:ruby-base><text:ruby-text>き</text:ruby-text></text:ruby>を見ます。</text:p>
      <text:p text:style-name="P47">２０．<text:ruby text:style-name="Ru1"><text:ruby-base>机</text:ruby-base><text:ruby-text>つくえ</text:ruby-text></text:ruby>の上にコンピューターがあります。</text:p>
      <text:p text:style-name="P48">２１．犬は男の人の左にいます。コンピューターはテーブルの上にあります。</text:p>
      <text:p text:style-name="P48">２２．兄の車はここにありません。兄はここにいません。</text:p>
      <text:p text:style-name="P48">２３．<text:ruby text:style-name="Ru1"><text:ruby-base>家族</text:ruby-base><text:ruby-text>かぞく</text:ruby-text></text:ruby>は<text:ruby text:style-name="Ru1"><text:ruby-base>中国</text:ruby-base><text:ruby-text>ちゅうごく</text:ruby-text></text:ruby>にいますが、大学はアメリカにあります。</text:p>
      <text:p text:style-name="P36"/>
      <text:p text:style-name="P49">Exercises 12/02/2025:</text:p>
      <text:p text:style-name="P49">１．A: どこに花がありますか。B: 窓の前にあります。</text:p>
      <text:p text:style-name="P49">２．私の町に大学があります。</text:p>
      <text:p text:style-name="P49">３．私の庭に池があります。池に魚がいます。</text:p>
      <text:p text:style-name="P49">４．部屋にベッドと椅子と机があります。</text:p>
      <text:p text:style-name="P49">５．部屋に机がありますが、椅子がありません。</text:p>
      <text:p text:style-name="P49">６．この町からバスがありますが、電車がありません。</text:p>
      <text:p text:style-name="P49">７．鞄の中に何がありますか。</text:p>
      <text:p text:style-name="P50"/>
      <text:p text:style-name="P50">Toshiko-san history:</text:p>
      <text:p text:style-name="P50">うちの前に車がありません。</text:p>
      <text:p text:style-name="P50">うちに庭があります。庭に木があります。</text:p>
      <text:p text:style-name="P50">庭に池があります。池に魚がいます。</text:p>
      <text:p text:style-name="P50">部屋に椅子がありません。机の上にお茶があります。</text:p>
      <text:p text:style-name="P50">部屋に日本のゲームがあります。部屋でゲームをします。</text:p>
      <text:p text:style-name="P50"/>
      <text:p text:style-name="P50">８．としこさんの庭の池に大きな魚がいました。</text:p>
      <text:p text:style-name="P51">９．部屋に大きな窓があります。窓の前に猫がいます。</text:p>
      <text:p text:style-name="P51">１０．A: エミさんの部屋にソファーがありますか。B: いいえ、私の部屋は狭いですから、ありません。ベッドと机と椅子があります。</text:p>
      <text:p text:style-name="P52">１１．来月スポーツのイベントがあります。</text:p>
      <text:p text:style-name="P53">１２．友達のうちでパーティーがあります。</text:p>
      <text:p text:style-name="P53">１３．駅の前の学校で日本のクラスがあります。</text:p>
      <text:p text:style-name="P53">１４．週末、町でコンサートがあります。</text:p>
      <text:p text:style-name="P53">１５．週末公園でコンサートがあります。チケットはここにあります。</text:p>
      <text:p text:style-name="P53">１６．毎週木曜日にミーティングがあります。</text:p>
      <text:p text:style-name="P53">１７．明後日午前九時からテストがあります。</text:p>
      <text:p text:style-name="P53">１８．庭でコスプレのイベントがありました。古いのうちの前に女の人がいました。</text:p>
      <text:p text:style-name="P53"/>
      <text:p text:style-name="P54">Exercises 13/02/2025:</text:p>
      <text:p text:style-name="P54">Directions: 東（ひがし）、西（にし）、北（きた）、南（みなみ）、東西南北（とうざいなんぼく）、前後（ぜんご）、東西（とうざい）、南北（なんぼく）、北極（ほっきょく）、南極（なんきょく）。</text:p>
      <text:p text:style-name="P54">１．町の東に公園があります。</text:p>
      <text:p text:style-name="P36">２．西から東に<text:ruby text:style-name="Ru1"><text:ruby-base>新幹線</text:ruby-base><text:ruby-text>しんかんせん</text:ruby-text></text:ruby>で行きました。</text:p>
      <text:p text:style-name="P36">３．<text:ruby text:style-name="Ru1"><text:ruby-base>北海道</text:ruby-base><text:ruby-text>ほっかいどう</text:ruby-text></text:ruby>は日本の北にあります。</text:p>
      <text:p text:style-name="P36">４．日本の南に<text:ruby text:style-name="Ru1"><text:ruby-base>沖縄</text:ruby-base><text:ruby-text>おきなわ</text:ruby-text></text:ruby>があります。</text:p>
      <text:p text:style-name="P36">５．町の東に公園があります。南に駅があります。</text:p>
      <text:p text:style-name="P36">６．日本は<text:ruby text:style-name="Ru1"><text:ruby-base>地図</text:ruby-base><text:ruby-text>ちず</text:ruby-text></text:ruby>のここにあります。</text:p>
      <text:p text:style-name="P36">７．アメリカは日本の東にあります。イギリスは日本の西にあります。</text:p>
      <text:p text:style-name="P36">８．私の家族はフランスの西にいます。</text:p>
      <text:p text:style-name="P36">９．<text:ruby text:style-name="Ru1"><text:ruby-base>長崎</text:ruby-base><text:ruby-text>ながさき</text:ruby-text></text:ruby>は日本の西にあります。長崎のちゃんぽんは有名です。ちゃんぽんは長崎のラーメンです。</text:p>
      <text:p text:style-name="P55">１０．<text:ruby text:style-name="Ru1"><text:ruby-base>京都</text:ruby-base><text:ruby-text>きょうと</text:ruby-text></text:ruby>は<text:ruby text:style-name="Ru1"><text:ruby-base>大阪</text:ruby-base><text:ruby-text>おおさか</text:ruby-text></text:ruby>の北にあります。<text:ruby text:style-name="Ru1"><text:ruby-base>京都</text:ruby-base><text:ruby-text>きょうと</text:ruby-text></text:ruby>に古いお店があります。</text:p>
      <text:p text:style-name="P36">１１．<text:ruby text:style-name="Ru1"><text:ruby-base>東京</text:ruby-base><text:ruby-text>とうきょう</text:ruby-text></text:ruby>は<text:ruby text:style-name="Ru1"><text:ruby-base>本州</text:ruby-base><text:ruby-text>ほんしゅう</text:ruby-text></text:ruby>の東にあります。</text:p>
      <text:p text:style-name="P36">１２．<text:ruby text:style-name="Ru1"><text:ruby-base>北海道</text:ruby-base><text:ruby-text>ほっかいどう</text:ruby-text></text:ruby>は日本の北にあります。</text:p>
      <text:p text:style-name="P36">１３．店の人の後ろの<text:ruby text:style-name="Ru1"><text:ruby-base>棚</text:ruby-base><text:ruby-text>たな</text:ruby-text></text:ruby>の中にパンがあります。</text:p>
      <text:p text:style-name="P36">１４．トンさんと<text:ruby text:style-name="Ru1"><text:ruby-base>奥</text:ruby-base><text:ruby-text>おく</text:ruby-text></text:ruby>さんは西から東に行きましたが、南に行きませんでした。</text:p>
      <text:p text:style-name="P36">１５．庭の南に古い木があります。女の子はその木の上にいます。</text:p>
      <text:p text:style-name="P36">１６．午後二時に町の東の駅で会いましょう。</text:p>
      <text:p text:style-name="P36">１７．<text:ruby text:style-name="Ru1"><text:ruby-base>東北</text:ruby-base><text:ruby-text>とうほく</text:ruby-text></text:ruby><text:ruby text:style-name="Ru1"><text:ruby-base>新幹線</text:ruby-base><text:ruby-text>しんかんせん</text:ruby-text></text:ruby>で<text:ruby text:style-name="Ru1"><text:ruby-base>東京</text:ruby-base><text:ruby-text>とうきょう</text:ruby-text></text:ruby>から<text:ruby text:style-name="Ru1"><text:ruby-base>青森</text:ruby-base><text:ruby-text>あおもり</text:ruby-text></text:ruby>に行きます。</text:p>
      <text:p text:style-name="P36">１８．私は昨日<text:ruby text:style-name="Ru1"><text:ruby-base>映画館</text:ruby-base><text:ruby-text>えいがかん</text:ruby-text></text:ruby>でホラー映画を見ました。</text:p>
      <text:p text:style-name="P36">１９．一緒に<text:ruby text:style-name="Ru1"><text:ruby-base>博物館</text:ruby-base><text:ruby-text>はくぶつかん</text:ruby-text></text:ruby>に行きましょう。</text:p>
      <text:p text:style-name="P56">２０．私の町に<text:ruby text:style-name="Ru1"><text:ruby-base>映画館</text:ruby-base><text:ruby-text>えいがかん</text:ruby-text></text:ruby>と<text:ruby text:style-name="Ru1"><text:ruby-base>博物館</text:ruby-base><text:ruby-text>はくぶつかん</text:ruby-text></text:ruby>があります。</text:p>
      <text:p text:style-name="P56">２１．アリさんは毎日<text:ruby text:style-name="Ru1"><text:ruby-base>図書館</text:ruby-base><text:ruby-text>としょかん</text:ruby-text></text:ruby>で勉強します。</text:p>
      <text:p text:style-name="P56">２２．A: <text:ruby text:style-name="Ru1"><text:ruby-base>病院</text:ruby-base><text:ruby-text>びょういん</text:ruby-text></text:ruby>はどこですか。B: <text:ruby text:style-name="Ru1"><text:ruby-base>病院</text:ruby-base><text:ruby-text>びょういん</text:ruby-text></text:ruby>は公園の前にあります。</text:p>
      <text:p text:style-name="P56">２３．駅の隣に新しい<text:ruby text:style-name="Ru1"><text:ruby-base>美容院</text:ruby-base><text:ruby-text>びよういん</text:ruby-text></text:ruby>があります。</text:p>
      <text:p text:style-name="P56">２４．<text:ruby text:style-name="Ru1"><text:ruby-base>薬局</text:ruby-base><text:ruby-text>やっきょく</text:ruby-text></text:ruby>で薬を買いました。</text:p>
      <text:p text:style-name="P56">２５．兄は<text:ruby text:style-name="Ru1"><text:ruby-base>銀行</text:ruby-base><text:ruby-text>ぎんこう</text:ruby-text></text:ruby>で仕事をします。</text:p>
      <text:p text:style-name="P36">２６．町の北に<text:ruby text:style-name="Ru1"><text:ruby-base>空港</text:ruby-base><text:ruby-text>くうこう</text:ruby-text></text:ruby>があります。</text:p>
      <text:p text:style-name="P36">２７．いつも晩ご飯の後に薬を飲みます。</text:p>
      <text:p text:style-name="P36">２８．父は昨日<text:ruby text:style-name="Ru1"><text:ruby-base>病院</text:ruby-base><text:ruby-text>びょういん</text:ruby-text></text:ruby>に行きました。そして、<text:ruby text:style-name="Ru1"><text:ruby-base>薬局</text:ruby-base><text:ruby-text>やっきょく</text:ruby-text></text:ruby>で薬を買いました。</text:p>
      <text:p text:style-name="P36"/>
      <text:p text:style-name="P57">Exercises 14/02/2025:</text:p>
      <text:p text:style-name="P57">１．川の前に僕の好きなパブがあります。</text:p>
      <text:p text:style-name="P57">２．ロンドンはイギリスの南にあります。</text:p>
      <text:p text:style-name="P58">３．駅の前に大きな図書館があります。</text:p>
      <text:p text:style-name="P58"/>
      <text:p text:style-name="P59">ウィリアンさんの話 <text:span text:style-name="T10">(Willian’s story)</text:span>:</text:p>
      <text:p text:style-name="P60">　僕はロンドンの大学の学生です。ロンドンはイギリスの南にあります。ロンドンに有名な駅があります。駅の前に大きな<text:ruby text:style-name="Ru1"><text:ruby-base>図書館</text:ruby-base><text:ruby-text>としょかん</text:ruby-text></text:ruby>があります。僕はよくそこで勉強します。僕はいつも土曜日に川に行きます。川の北に僕の好きなパブがあります。一緒にビールを飲みませんか。</text:p>
      <text:p text:style-name="P57"/>
      <text:p text:style-name="P61">４．北に<text:ruby text:style-name="Ru1"><text:ruby-base><text:span text:style-name="T11">山</text:span></text:ruby-base><text:ruby-text>やま</text:ruby-text></text:ruby>があります。</text:p>
      <text:p text:style-name="P61">５．<text:ruby text:style-name="Ru1"><text:ruby-base>山</text:ruby-base><text:ruby-text>やま</text:ruby-text></text:ruby>と<text:ruby text:style-name="Ru1"><text:ruby-base>海</text:ruby-base><text:ruby-text>うみ</text:ruby-text></text:ruby>とどちらが好きですか。</text:p>
      <text:p text:style-name="P61">６．北に<text:ruby text:style-name="Ru1"><text:ruby-base>山</text:ruby-base><text:ruby-text>やま</text:ruby-text></text:ruby>があります。そして、南に<text:ruby text:style-name="Ru1"><text:ruby-base>海</text:ruby-base><text:ruby-text>うみ</text:ruby-text></text:ruby>があります。</text:p>
      <text:p text:style-name="P61">７．<text:ruby text:style-name="Ru1"><text:ruby-base>海</text:ruby-base><text:ruby-text>うみ</text:ruby-text></text:ruby>の前のホテルの中に私の好きなレストランがあります。</text:p>
      <text:p text:style-name="P61"/>
      <text:p text:style-name="P61">あやこさんの話 <text:span text:style-name="T12">(Ayako’s story):</text:span></text:p>
      <text:p text:style-name="P61">私の町は<text:ruby text:style-name="Ru1"><text:ruby-base>神戸</text:ruby-base><text:ruby-text>こうべ</text:ruby-text></text:ruby>です。<text:ruby text:style-name="Ru1"><text:ruby-base>神戸</text:ruby-base><text:ruby-text>こうべ</text:ruby-text></text:ruby>は<text:ruby text:style-name="Ru1"><text:ruby-base>関西</text:ruby-base><text:ruby-text>かんさい</text:ruby-text></text:ruby>にあります。<text:ruby text:style-name="Ru1"><text:ruby-base>神戸</text:ruby-base><text:ruby-text>こうべ</text:ruby-text></text:ruby>の北に山があります。そして、南に海があります。<text:ruby text:style-name="Ru1"><text:ruby-base>神戸</text:ruby-base><text:ruby-text>こうべ</text:ruby-text></text:ruby>はあまり大きくないですが、面白いお店や<text:ruby text:style-name="Ru1"><text:ruby-base>博物館</text:ruby-base><text:ruby-text>はくぶつかん</text:ruby-text></text:ruby>があります。海の前のホテルの中に私の好きなレストランがあります。レストランの<text:ruby text:style-name="Ru1"><text:ruby-base>神戸</text:ruby-base><text:ruby-text>こうべ</text:ruby-text></text:ruby><text:ruby text:style-name="Ru1"><text:ruby-base>牛</text:ruby-base><text:ruby-text>ぎゅう</text:ruby-text></text:ruby>のステーキは美味しいです。</text:p>
      <text:p text:style-name="P57"/>
      <text:p text:style-name="P57">８．うちの前にショッピングセンターがあります。</text:p>
      <text:p text:style-name="P57"/>
      <text:p text:style-name="P57">アズラさんの話 <text:span text:style-name="T13">(Azura’s story):</text:span></text:p>
      <text:p text:style-name="P62">　私のうちはシンガポールの北にあります。うちの前にショッピングセンターがあります。妹はそのショッピングセンターで仕事をします。でも、私は<text:ruby text:style-name="Ru1"><text:ruby-base>空港</text:ruby-base><text:ruby-text>くうこう</text:ruby-text></text:ruby>で仕事をします。<text:ruby text:style-name="Ru1"><text:ruby-base>空港</text:ruby-base><text:ruby-text>くうこう</text:ruby-text></text:ruby>はシンガポールの東にあります。シンガポールはいつも<text:ruby text:style-name="Ru1"><text:ruby-base>暑</text:ruby-base><text:ruby-text>あつ</text:ruby-text></text:ruby>いです。そして、食べ物が美味しいですから、私はシンガポールが大好きです。</text:p>
      <text:p text:style-name="P62"/>
      <text:p text:style-name="P62">９．大きな<text:ruby text:style-name="Ru1"><text:ruby-base>図書館</text:ruby-base><text:ruby-text>としょかん</text:ruby-text></text:ruby>や面白い<text:ruby text:style-name="Ru1"><text:ruby-base>博物館</text:ruby-base><text:ruby-text>はくぶつかん</text:ruby-text></text:ruby>があります。</text:p>
      <text:p text:style-name="P63">１０．<text:ruby text:style-name="Ru1"><text:ruby-base>財布</text:ruby-base><text:ruby-text>さいふ</text:ruby-text></text:ruby>と<text:ruby text:style-name="Ru1"><text:ruby-base>時計</text:ruby-base><text:ruby-text>とけい</text:ruby-text></text:ruby>と<text:ruby text:style-name="Ru1"><text:ruby-base>車</text:ruby-base><text:ruby-text>くるま</text:ruby-text></text:ruby>の<text:ruby text:style-name="Ru1"><text:ruby-base>鍵</text:ruby-base><text:ruby-text>かぎ</text:ruby-text></text:ruby>があります。</text:p>
      <text:p text:style-name="P63">１１．八時にレストランの予約があります。</text:p>
      <text:p text:style-name="P64">１２．Buusuのアカウントがありますから、毎日日本語を勉強します。</text:p>
      <text:p text:style-name="P64">１３．週末公園でコンサートがあります。チケットはここにあります。</text:p>
      <text:p text:style-name="P65">１４．この町からバスがありますが、電車がありません。</text:p>
      <text:p text:style-name="P57"/>
      <text:p text:style-name="P66">Exercises 16/02/2025:</text:p>
      <text:p text:style-name="P66">１．明日私のうちに来てください。</text:p>
      <text:p text:style-name="P66">２．弟はゲームをしています。</text:p>
      <text:p text:style-name="P36">３．クラスに来てください。漢字を勉強してください。</text:p>
      <text:p text:style-name="P36">４．昨日友達と映画を見て、晩ご飯を食べました。</text:p>
      <text:p text:style-name="P67">５．このケーキを食べてもいいですか。</text:p>
      <text:p text:style-name="P67">６．<text:ruby text:style-name="Ru1"><text:ruby-base>桜</text:ruby-base><text:ruby-text>さくら</text:ruby-text></text:ruby>を見てください。この勉強を食べてください。どうぞ！</text:p>
      <text:p text:style-name="P67">７．五時までに家へ帰ります。</text:p>
      <text:p text:style-name="P67">８．来週の火曜日から金曜日まで、<text:ruby text:style-name="Ru1"><text:ruby-base>仙台</text:ruby-base><text:ruby-text>せんだい</text:ruby-text></text:ruby>にいます。</text:p>
      <text:p text:style-name="P67">９．七時までにパーティーに来てください。</text:p>
      <text:p text:style-name="P67">１０．来月までにこの本を読んでください。</text:p>
      <text:p text:style-name="P67">１１．ホテルで十時までに朝ご飯を食べてください。</text:p>
      <text:p text:style-name="P68">１２．<text:ruby text:style-name="Ru1"><text:ruby-base>賞味</text:ruby-base><text:ruby-text>しょうみ</text:ruby-text></text:ruby><text:ruby text:style-name="Ru1"><text:ruby-base>期限</text:ruby-base><text:ruby-text>きげん</text:ruby-text></text:ruby>は一月十四日までです。一月十四日までに食べてください。</text:p>
      <text:p text:style-name="P68"/>
      <text:p text:style-name="P68"><text:ruby text:style-name="Ru1"><text:ruby-base>亮太</text:ruby-base><text:ruby-text>りょうた</text:ruby-text></text:ruby>さんとエマさんの<text:ruby text:style-name="Ru1"><text:ruby-base>会話</text:ruby-base><text:ruby-text>かいわ</text:ruby-text></text:ruby>：</text:p>
      <text:p text:style-name="P68">A: <text:ruby text:style-name="Ru1"><text:ruby-base>亮太</text:ruby-base><text:ruby-text>りょうた</text:ruby-text></text:ruby>さん、亮太さん、時計を見てください。八時四十分です。</text:p>
      <text:p text:style-name="P68">B: えぇ、仕事は九時からです！</text:p>
      <text:p text:style-name="P68">A: <text:ruby text:style-name="Ru1"><text:ruby-base>大丈夫</text:ruby-base><text:ruby-text>だいじょうぶ</text:ruby-text></text:ruby>ですよ。今日は土曜日です。</text:p>
      <text:p text:style-name="P68">B: 土曜日？よかった。じゃあ、もう一度寝ますよ。</text:p>
      <text:p text:style-name="P68">A: いえいえ、起きてください。さ、朝ご飯を食べてください。</text:p>
      <text:p text:style-name="P68">B: でも、僕は午前三時に寝ましたよ。</text:p>
      <text:p text:style-name="P68">A: 午前三時？！いつも午後十時までに寝てください。</text:p>
      <text:p text:style-name="P68">B: はい、はい。</text:p>
      <text:p text:style-name="P68">A: 私は今から<text:ruby text:style-name="Ru1"><text:ruby-base>掃除</text:ruby-base><text:ruby-text>そうじ</text:ruby-text></text:ruby>します。<text:ruby text:style-name="Ru1"><text:ruby-base>亮太</text:ruby-base><text:ruby-text>りょうた</text:ruby-text></text:ruby>さんは朝ご飯の後で、スーパーで買い物してください。午後にバーベキューをしますよ。</text:p>
      <text:p text:style-name="P68">B: はい、はい。</text:p>
      <text:p text:style-name="P69"/>
      <text:p text:style-name="P69">１３．学校で先生に会ってください。午後五時までにうちに帰ってください。</text:p>
      <text:p text:style-name="P69"><text:span text:style-name="T14">Using</text:span>て <text:span text:style-name="T14">form for longer sentences:</text:span></text:p>
      <text:p text:style-name="P70">１４．From: 七時に起きます。朝ご飯を食べます。八時に学校に行きます。</text:p>
      <text:p text:style-name="P70">To: 七時に<text:ruby text:style-name="Ru1"><text:ruby-base>起</text:ruby-base><text:ruby-text>お</text:ruby-text></text:ruby>きて、朝ご飯を食べて、八時に学校に行きます。</text:p>
      <text:p text:style-name="P36">１５．明日<text:ruby text:style-name="Ru1"><text:ruby-base>海</text:ruby-base><text:ruby-text>うみ</text:ruby-text></text:ruby>で<text:ruby text:style-name="Ru1"><text:ruby-base>泳</text:ruby-base><text:ruby-text>およ</text:ruby-text></text:ruby>いで、アイスクリームを食べます。</text:p>
      <text:p text:style-name="P36">１６．昨日友達に会って、一緒にサッカーをして、ラーメン屋に行きました。</text:p>
      <text:p text:style-name="P71">１７．<text:ruby text:style-name="Ru1"><text:ruby-base>図書館</text:ruby-base><text:ruby-text>としょかん</text:ruby-text></text:ruby>で勉強して、その後、公園で運動しました。</text:p>
      <text:p text:style-name="P71">１８．うちに帰って、晩ご飯を食べて、テレビを見ました。</text:p>
      <text:p text:style-name="P71">Merging request sentences into one:</text:p>
      <text:p text:style-name="P36">１９．From: ひらがなを読んでください。ひらがなを書いてください。</text:p>
      <text:p text:style-name="P36">To: ひらがなを読んで、書いてください。</text:p>
      <text:p text:style-name="P36">２０．いつも午後十時に寝て、午前七時に起きます。</text:p>
      <text:p text:style-name="P36">２１．日曜日にうちに来て、晩ご飯を食べてください。</text:p>
      <text:p text:style-name="P36">２２．<text:ruby text:style-name="Ru1"><text:ruby-base>駅</text:ruby-base><text:ruby-text>えき</text:ruby-text></text:ruby>に行って、<text:ruby text:style-name="Ru1"><text:ruby-base>電車</text:ruby-base><text:ruby-text>でんしゃ</text:ruby-text></text:ruby>に乗ってください。</text:p>
      <text:p text:style-name="P36">２３．<text:ruby text:style-name="Ru1"><text:ruby-base>病院</text:ruby-base><text:ruby-text>びょういん</text:ruby-text></text:ruby>に行って、<text:ruby text:style-name="Ru1"><text:ruby-base>薬局</text:ruby-base><text:ruby-text>やっきょく</text:ruby-text></text:ruby>で買い物して、九時までにうちに帰ってください。</text:p>
      <text:p text:style-name="P36"/>
      <text:p text:style-name="P72">Exercises 18/02/2025:</text:p>
      <text:p text:style-name="P73"><text:ruby text:style-name="Ru1"><text:ruby-base>旅行</text:ruby-base><text:ruby-text>りょこう</text:ruby-text></text:ruby><text:ruby text:style-name="Ru1"><text:ruby-base>者</text:ruby-base><text:ruby-text>しゃ</text:ruby-text></text:ruby>（Aさん）と日本人（Bさん）の<text:ruby text:style-name="Ru1"><text:ruby-base>会話</text:ruby-base><text:ruby-text>かいわ</text:ruby-text></text:ruby>：</text:p>
      <text:p text:style-name="P74">A: すみません、<text:ruby text:style-name="Ru1"><text:ruby-base>銀行</text:ruby-base><text:ruby-text>ぎんこう</text:ruby-text></text:ruby>はどこにありますか。</text:p>
      <text:p text:style-name="P73">B: <text:ruby text:style-name="Ru1"><text:ruby-base>真</text:ruby-base><text:ruby-text>ま</text:ruby-text></text:ruby>っ<text:ruby text:style-name="Ru1"><text:ruby-base>直</text:ruby-base><text:ruby-text>す</text:ruby-text></text:ruby>ぐ行って、<text:ruby text:style-name="Ru1"><text:ruby-base>角</text:ruby-base><text:ruby-text>かど</text:ruby-text></text:ruby>で<text:ruby text:style-name="Ru1"><text:ruby-base>右</text:ruby-base><text:ruby-text>みぎ</text:ruby-text></text:ruby>に<text:ruby text:style-name="Ru1"><text:ruby-base>曲</text:ruby-base><text:ruby-text>ま</text:ruby-text></text:ruby>がってください。</text:p>
      <text:p text:style-name="P73">A: はい。</text:p>
      <text:p text:style-name="P73">B: 左に駅があります。銀行は駅の<text:ruby text:style-name="Ru1"><text:ruby-base>隣</text:ruby-base><text:ruby-text>となり</text:ruby-text></text:ruby>です。</text:p>
      <text:p text:style-name="P73">A: ありがとうございます。</text:p>
      <text:p text:style-name="P75">B: 銀行の名前は「<text:ruby text:style-name="Ru1"><text:ruby-base>日</text:ruby-base><text:ruby-text>にち</text:ruby-text></text:ruby><text:ruby text:style-name="Ru1"><text:ruby-base>月</text:ruby-base><text:ruby-text>げつ</text:ruby-text></text:ruby><text:ruby text:style-name="Ru1"><text:ruby-base>銀行</text:ruby-base><text:ruby-text>ぎんこう</text:ruby-text></text:ruby>」です。</text:p>
      <text:p text:style-name="P73">A: え、もう<text:ruby text:style-name="Ru1"><text:ruby-base>一度</text:ruby-base><text:ruby-text>いちど</text:ruby-text></text:ruby><text:ruby text:style-name="Ru1"><text:ruby-base>言</text:ruby-base><text:ruby-text>い</text:ruby-text></text:ruby>ってください。</text:p>
      <text:p text:style-name="P75">B: <text:s/><text:ruby text:style-name="Ru1"><text:ruby-base>日</text:ruby-base><text:ruby-text>にち</text:ruby-text></text:ruby><text:ruby text:style-name="Ru1"><text:ruby-base>月</text:ruby-base><text:ruby-text>げつ</text:ruby-text></text:ruby><text:ruby text:style-name="Ru1"><text:ruby-base>銀行</text:ruby-base><text:ruby-text>ぎんこう</text:ruby-text></text:ruby></text:p>
      <text:p text:style-name="P73">A: どうもありがとうございます。</text:p>
      <text:p text:style-name="P73"/>
      <text:p text:style-name="P73">１．私の町の<text:ruby text:style-name="Ru1"><text:ruby-base>南</text:ruby-base><text:ruby-text>みなみ</text:ruby-text></text:ruby>に<text:ruby text:style-name="Ru1"><text:ruby-base>山</text:ruby-base><text:ruby-text>やま</text:ruby-text></text:ruby>があります。そして、<text:ruby text:style-name="Ru1"><text:ruby-base>西</text:ruby-base><text:ruby-text>にし</text:ruby-text></text:ruby>に<text:ruby text:style-name="Ru1"><text:ruby-base>川</text:ruby-base><text:ruby-text>かわ</text:ruby-text></text:ruby>があります。</text:p>
      <text:p text:style-name="P73">２．私は<text:ruby text:style-name="Ru1"><text:ruby-base>毎年</text:ruby-base><text:ruby-text>まいとし</text:ruby-text></text:ruby><text:ruby text:style-name="Ru1"><text:ruby-base>川</text:ruby-base><text:ruby-text>かわ</text:ruby-text></text:ruby>の上の<text:ruby text:style-name="Ru1"><text:ruby-base>花火</text:ruby-base><text:ruby-text>はなび</text:ruby-text></text:ruby>を見ます。</text:p>
      <text:p text:style-name="P73">３．昨日母と<text:ruby text:style-name="Ru1"><text:ruby-base>電話</text:ruby-base><text:ruby-text>でんわ</text:ruby-text></text:ruby>で<text:ruby text:style-name="Ru1"><text:ruby-base>話</text:ruby-base><text:ruby-text>はな</text:ruby-text></text:ruby>しました。</text:p>
      <text:p text:style-name="P73">４．僕は<text:ruby text:style-name="Ru1"><text:ruby-base>漫画</text:ruby-base><text:ruby-text>まんが</text:ruby-text></text:ruby>を読んで、友達と日本語で話しました。</text:p>
      <text:p text:style-name="P76">５．日本の<text:ruby text:style-name="Ru1"><text:ruby-base>言葉</text:ruby-base><text:ruby-text>ことば</text:ruby-text></text:ruby>をもう一度言ってください。</text:p>
      <text:p text:style-name="P76">６．<text:ruby text:style-name="Ru1"><text:ruby-base>読書</text:ruby-base><text:ruby-text>どくしょ</text:ruby-text></text:ruby>が好きですから、毎日本を読みます。</text:p>
      <text:p text:style-name="P77">７．日本語を聞いて、話して、読んでください。</text:p>
      <text:p text:style-name="P78">８．<text:ruby text:style-name="Ru1"><text:ruby-base>花</text:ruby-base><text:ruby-text>か</text:ruby-text></text:ruby>びんの<text:ruby text:style-name="Ru1"><text:ruby-base>花</text:ruby-base><text:ruby-text>はな</text:ruby-text></text:ruby>は姉からのプレゼントです。</text:p>
      <text:p text:style-name="P78">９．駅の前に<text:ruby text:style-name="Ru1"><text:ruby-base>喫茶店</text:ruby-base><text:ruby-text>きっさてん</text:ruby-text></text:ruby>があります。</text:p>
      <text:p text:style-name="P79">１０．<text:span text:style-name="T15">A: すみません、駅はどこですか。B: </text:span>あの角で左に曲がってください。そして、真っ直ぐ行ってください。<text:span text:style-name="T16">A: え、もう一度言ってください。B: 角で左に曲がって、真っ直ぐ行ってください。駅は右にありますよ。A: ありがとうございます。</text:span></text:p>
      <text:p text:style-name="P80">１１．<text:ruby text:style-name="Ru1"><text:ruby-base>病院</text:ruby-base><text:ruby-text>びょういん</text:ruby-text></text:ruby>に行って、<text:ruby text:style-name="Ru1"><text:ruby-base>薬局</text:ruby-base><text:ruby-text>やっきょく</text:ruby-text></text:ruby>で買い物して、九時にうちに帰ってください。</text:p>
      <text:p text:style-name="P80">１２．いつも午後十時に寝て、午前七時に起きます。</text:p>
      <text:p text:style-name="P78"/>
      <text:p text:style-name="P81">Exercises 20/02/2025:</text:p>
      <text:p text:style-name="P81">１．昨日私は友達に会って、買い物して、コーヒーを飲んで、ケーキを食べました。</text:p>
      <text:p text:style-name="P81"/>
      <text:p text:style-name="P81">から <text:span text:style-name="T17">with て verbs</text:span></text:p>
      <text:p text:style-name="P81">２．朝ご飯を食べてから、学校に行きます。</text:p>
      <text:p text:style-name="P82">３．本を飲んでから、午後十一時に寝ました。</text:p>
      <text:p text:style-name="P82"/>
      <text:p text:style-name="P83">When we have the same subject in the 2 sentences, we can just omit the subject</text:p>
      <text:p text:style-name="P82">４．手を洗ってから、おにぎりを食べます。</text:p>
      <text:p text:style-name="P82">When you have 2 different subjects in the 2 sentences, we put が <text:span text:style-name="T18">after the first subject</text:span></text:p>
      <text:p text:style-name="P82">５．映画が終わってから、私はコーヒーを飲みます。</text:p>
      <text:p text:style-name="P82"/>
      <text:p text:style-name="P82">６．パーティーが終わってから、私は<text:ruby text:style-name="Ru1"><text:ruby-base>掃除</text:ruby-base><text:ruby-text>そうじ</text:ruby-text></text:ruby>をします。</text:p>
      <text:p text:style-name="P82">７．仕事が終わってから、私はビールを飲みます。</text:p>
      <text:p text:style-name="P84">８．昨日、友達と公園に行って、サッカーをしてから、ラーメンを食べます。</text:p>
      <text:p text:style-name="P84">９．名前を言ってから、「どうぞよろしく」と言います。</text:p>
      <text:p text:style-name="P84">１０．「いただきます」と言ってから、日本人は食べます。そして、食べてから、「ごちそうさま」と言います。</text:p>
      <text:p text:style-name="P85">１１．弟は「いってきます」と言ってから、学校に行きました。</text:p>
      <text:p text:style-name="P85">１２・母が「いってきます」と言ってから、父は「いってらっしゃい」と言いました。</text:p>
      <text:p text:style-name="P86">１３．うちに帰ってから、「ただいま」と言います。</text:p>
      <text:p text:style-name="P86">１４．「おつかれさま」と言ってから、うちに帰ります。</text:p>
      <text:p text:style-name="P86">１５．ミーティングが終わってから、「おつかれさま」と言いました。</text:p>
      <text:p text:style-name="P87">１６．「おやすみ」と言ってから、寝ます。</text:p>
      <text:p text:style-name="P73"/>
      <text:p text:style-name="P88">Exercises 21/02/2025:</text:p>
      <text:p text:style-name="P88">Actions we are performing at the moment て form + います</text:p>
      <text:p text:style-name="P88">１．エミリーさんは今音楽を聞いています。</text:p>
      <text:p text:style-name="P88">２．かずやがギターを弾いて、としはキーボードを弾きます。</text:p>
      <text:p text:style-name="P88">３．<text:span text:style-name="T19">A: </text:span>ようこさんは何を弾いていますか。<text:span text:style-name="T19">B: あれですか。あれはとこですよ。</text:span></text:p>
      <text:p text:style-name="P89">Actions we were performing at a past time て form + いました</text:p>
      <text:p text:style-name="P89">４．私は昨日うちでテレビを見ていました。</text:p>
      <text:p text:style-name="P89">５．A: 一昨日の午後十時にどこで何をしていましたか。B: 部屋で寝ていました。</text:p>
      <text:p text:style-name="P89">Actions that start at some point in the past and are still going we use から <text:span text:style-name="T20">+ </text:span>て <text:span text:style-name="T20">form + います </text:span></text:p>
      <text:p text:style-name="P73">６．先月から日本語を勉強しています。</text:p>
      <text:p text:style-name="P73">７．いつからサッカーをしています。</text:p>
      <text:p text:style-name="P90">８．去年三月から日本語を勉強しています。</text:p>
      <text:p text:style-name="P90">９．一年前からギターを弾いています。</text:p>
      <text:p text:style-name="P91">１０．二年前からこのバンドでギターを弾いています。</text:p>
      <text:p text:style-name="P91">Actions that start at some point in the past and stop at some point <text:span text:style-name="T21">we use から + て form + いました</text:span></text:p>
      <text:p text:style-name="P73">１１．前、日本で仕事をしていました。</text:p>
      <text:p text:style-name="P73">１２．A: 本を読みますか。B: いいえ。でも、前、本をたくさん読んでいました。</text:p>
      <text:p text:style-name="P73">To say when a action <text:span text:style-name="T22">ended, whe use まで</text:span></text:p>
      <text:p text:style-name="P92">１３．先月まで、<text:ruby text:style-name="Ru1"><text:ruby-base>美容院</text:ruby-base><text:ruby-text>びよういん</text:ruby-text></text:ruby>で仕事をしていました。</text:p>
      <text:p text:style-name="P92">１４．去年まで、<text:ruby text:style-name="Ru1"><text:ruby-base>空港</text:ruby-base><text:ruby-text>くうこう</text:ruby-text></text:ruby>で仕事をしていました。</text:p>
      <text:p text:style-name="P92">１５．一年前まで、イタリア語を勉強していました。</text:p>
      <text:p text:style-name="P92">１６．はちは<text:ruby text:style-name="Ru1"><text:ruby-base>渋谷</text:ruby-base><text:ruby-text>しぶや</text:ruby-text></text:ruby>駅で上のさんを待っていました。</text:p>
      <text:p text:style-name="P93">１７．毎日Busuuで日本語を勉強しています。</text:p>
      <text:p text:style-name="P93">１８．リサさんはよくうちで仕事をしています。</text:p>
      <text:p text:style-name="P93">１９．私は毎日<text:ruby text:style-name="Ru1"><text:ruby-base>自転車</text:ruby-base><text:ruby-text>じてんしゃ</text:ruby-text></text:ruby>で学校に<text:ruby text:style-name="Ru1"><text:ruby-base>通</text:ruby-base><text:ruby-text>かよ</text:ruby-text></text:ruby>っています。</text:p>
      <text:p text:style-name="P93">２０．毎日<text:ruby text:style-name="Ru1"><text:ruby-base>地下鉄</text:ruby-base><text:ruby-text>ちかてつ</text:ruby-text></text:ruby>で<text:ruby text:style-name="Ru1"><text:ruby-base>会社</text:ruby-base><text:ruby-text>かいしゃ</text:ruby-text></text:ruby>に<text:ruby text:style-name="Ru1"><text:ruby-base>通</text:ruby-base><text:ruby-text>かよ</text:ruby-text></text:ruby>っています。</text:p>
      <text:p text:style-name="P93">２１．<text:span text:style-name="T23">A: </text:span>お父さんは何をしていますか。B: 父は<text:ruby text:style-name="Ru1"><text:ruby-base>高校</text:ruby-base><text:ruby-text>こうこう</text:ruby-text></text:ruby>の先生です。</text:p>
      <text:p text:style-name="P93">２２．祖父は<text:ruby text:style-name="Ru1"><text:ruby-base>薬局</text:ruby-base><text:ruby-text>やっきょく</text:ruby-text></text:ruby>で仕事をしています。</text:p>
      <text:p text:style-name="P94">Past habits</text:p>
      <text:p text:style-name="P94">２３．私は前、毎日タバコを<text:ruby text:style-name="Ru1"><text:ruby-base>吸</text:ruby-base><text:ruby-text>す</text:ruby-text></text:ruby>っていました。</text:p>
      <text:p text:style-name="P94">２４．前、タバコを吸っていました。今、吸いません。</text:p>
      <text:p text:style-name="P73"/>
      <text:p text:style-name="P95">Exercises 23/02/2025:</text:p>
      <text:p text:style-name="P95">１．A: こずえさんは週末何をしていますか。B: よく友達とお酒を飲んでいます。</text:p>
      <text:p text:style-name="P95">２．何時に友達と公園でテニスをしますか。</text:p>
      <text:p text:style-name="P95">３．月曜日から日本語や韓国語をBusuuで勉強します。</text:p>
      <text:p text:style-name="P96">４．私は昨日勉強しませんでした。明日図書館へ行きます。</text:p>
      <text:p text:style-name="P96">５．本屋は駅の隣にあります。</text:p>
      <text:p text:style-name="P96">６．ラーメンは美味しかったです。でも、ラーメン屋はきれいじゃなかったです。</text:p>
      <text:p text:style-name="P96">７．私は昨日公園に行って、サッカーをしました。</text:p>
      <text:p text:style-name="P96">８．<text:ruby text:style-name="Ru1"><text:ruby-base>真</text:ruby-base><text:ruby-text>ま</text:ruby-text></text:ruby>っ<text:ruby text:style-name="Ru1"><text:ruby-base>直</text:ruby-base><text:ruby-text>す</text:ruby-text></text:ruby>ぐ行って、<text:ruby text:style-name="Ru1"><text:ruby-base>角</text:ruby-base><text:ruby-text>まど</text:ruby-text></text:ruby>で右に<text:ruby text:style-name="Ru1"><text:ruby-base>曲</text:ruby-base><text:ruby-text>ま</text:ruby-text></text:ruby>がってください。</text:p>
      <text:p text:style-name="P97">９．この<text:ruby text:style-name="Ru1"><text:ruby-base>道</text:ruby-base><text:ruby-text>みち</text:ruby-text></text:ruby>を<text:ruby text:style-name="Ru1"><text:ruby-base>真</text:ruby-base><text:ruby-text>ま</text:ruby-text></text:ruby>っ<text:ruby text:style-name="Ru1"><text:ruby-base>直</text:ruby-base><text:ruby-text>す</text:ruby-text></text:ruby>ぐ行ってください。そして、<text:ruby text:style-name="Ru1"><text:ruby-base>角</text:ruby-base><text:ruby-text>まど</text:ruby-text></text:ruby>で右に<text:ruby text:style-name="Ru1"><text:ruby-base>曲</text:ruby-base><text:ruby-text>ま</text:ruby-text></text:ruby>がってください。左に公園があります。</text:p>
      <text:p text:style-name="P97"/>
      <text:p text:style-name="P98">かおり(A) ひろし (B)</text:p>
      <text:p text:style-name="P98">A: ひろしくんは週末大抵何をしますか。</text:p>
      <text:p text:style-name="P98">B: 僕は毎週土曜日にプールで泳ぎます。それから、友達とよく隣の町に行きます。</text:p>
      <text:p text:style-name="P98">A: へぇ、その町に何がありますか。</text:p>
      <text:p text:style-name="P98">B: その町に広い公園があります。公園でサッカーやラグビーをしてから、公園の前に有名なラーメン屋で、美味しいラーメンを食べます。</text:p>
      <text:p text:style-name="P98">A: へぇ、いいですね。日曜日は？</text:p>
      <text:p text:style-name="P98">B: 日曜日はよく十二時まで寝ます。それからゲームをします。</text:p>
      <text:p text:style-name="P98">A: へぇ、じゃあ、勉強しますか。</text:p>
      <text:p text:style-name="P98">B: はい、学生ですから勉強しますよ。学校のテストの前に勉強します。勉強してから、ゲームをします。</text:p>
      <text:p text:style-name="P98">A: いい学生ですね。</text:p>
      <text:p text:style-name="P98"/>
      <text:p text:style-name="P99">Exercises 01/03/2025:</text:p>
      <text:p text:style-name="P99">Yuki’s favorite day</text:p>
      <text:p text:style-name="P100">私は日曜日が大すきです。月曜日から土曜日まで七時におきます。でも、日曜日は十時におきます。いいですね！おきて、あさごはんを食べます。たいていあさごはんはパンとオレンジジュースです。十一時ごろ、こうえんへ行きます。そこで友だちにあって、いっしょにきっさてんに行きます。きっさてんでサンドイッチとケーキを食べます。そして、いえにかえります。いえで妹とテレビを見て、アイスクリームを食べます。月曜日にはやくおきますから、たいてい九時はんにねます。</text:p>
      <text:p text:style-name="P99"/>
      <text:p text:style-name="P100">２０２５年０８月２７日演習：</text:p>
      <text:p text:style-name="P100">１．A: あのう、すみません。すずきさんは高校生ですか。B: いいえ、高校生じゃないです。大学生です。山下さんは？</text:p>
      <text:p text:style-name="P100">２．A: りくさんは大学生ですか。B: いいえ、大学生じゃないです。会社員です。</text:p>
      <text:p text:style-name="P101">３．A: 間中さんお茶はどうですか。B: あ、いいですね。</text:p>
      <text:p text:style-name="P102"/>
      <text:p text:style-name="P103">Richard Jenkins (A) and Yamada Sari (B) conversation:</text:p>
      <text:p text:style-name="P103">A: あのう、すみません。日本人ですか。</text:p>
      <text:p text:style-name="P103">B: はい、そうです。アメリカ人ですか。</text:p>
      <text:p text:style-name="P103">A: いいえ、アメリカ人じゃないです。イギリス人です。</text:p>
      <text:p text:style-name="P103">B: あ、そうですか。</text:p>
      <text:p text:style-name="P103">A: はい、お名前は？</text:p>
      <text:p text:style-name="P103">B: 山田さりです。はじめまして。</text:p>
      <text:p text:style-name="P103">A: はじめまして。Richard Jenkinsです。あ、リックです。</text:p>
      <text:p text:style-name="P103">B: リックさんは大学生ですか。</text:p>
      <text:p text:style-name="P103">A: いいえ、大学生じゃないです。会社員です。</text:p>
      <text:p text:style-name="P103">B: へぇ。</text:p>
      <text:p text:style-name="P103">A: 山田さんは？</text:p>
      <text:p text:style-name="P103">B: 私は大学生です。</text:p>
      <text:p text:style-name="P104">Part 2:</text:p>
      <text:p text:style-name="P103">A: あのう、お茶はどうですか。</text:p>
      <text:p text:style-name="P103">B: お茶ですか。あ、いいですね。</text:p>
      <text:p text:style-name="P103">A: お茶は美味しいですね。</text:p>
      <text:p text:style-name="P103">B: そうですね。じゃあ、<text:ruby text:style-name="Ru1"><text:ruby-base><text:span text:style-name="T24">納豆</text:span></text:ruby-base><text:ruby-text>なっとう</text:ruby-text></text:ruby>はどうですか。</text:p>
      <text:p text:style-name="P103">A: 納豆ですか。納豆はちょっと。。。</text:p>
      <text:p text:style-name="P103">B: あ、そうですか。</text:p>
      <text:p text:style-name="P103">A: はい、すみません。</text:p>
      <text:p text:style-name="P103">B: じゃあ、うどんはどうですか。</text:p>
      <text:p text:style-name="P103">A: うどんは美味しいですか。</text:p>
      <text:p text:style-name="P103">B: はい、とても美味しいです。</text:p>
      <text:p text:style-name="P103">A: そうですか。じゃあ、いいですね。</text:p>
      <text:p text:style-name="P105"/>
      <text:p text:style-name="P100"/>
      <text:p text:style-name="P100"/>
      <text:p text:style-name="P100"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6"/>
      <text:p text:style-name="P10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/>
    <style:font-face style:name="Noto Sans CJK JP1" svg:font-family="'Noto Sans CJK JP'" style:font-family-generic="swiss" style:font-pitch="variable"/>
    <style:font-face style:name="Noto Sans CJK JP2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JP" style:font-size-asian="24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JP" style:font-size-asian="24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2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29T14:43:48.511375354</meta:creation-date>
    <dc:date>2025-08-27T19:28:21.466193965</dc:date>
    <meta:editing-duration>P1DT4H47M22S</meta:editing-duration>
    <meta:editing-cycles>388</meta:editing-cycles>
    <meta:generator>LibreOffice/25.2.5.2$Linux_X86_64 LibreOffice_project/520$Build-2</meta:generator>
    <meta:document-statistic meta:table-count="0" meta:image-count="0" meta:object-count="0" meta:page-count="2" meta:paragraph-count="440" meta:word-count="10448" meta:character-count="12134" meta:non-whitespace-character-count="11742"/>
  </office:meta>
</office:document-meta>
</file>